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9750167.1426222" calcext:value-type="float">
            <text:p><text:s/>39,750,167 <text:s/></text:p>
          </table:table-cell>
          <table:table-cell table:style-name="ce42" office:value-type="float" office:value="3889246.14" calcext:value-type="float">
            <text:p><text:s/>3,889,246 <text:s/></text:p>
          </table:table-cell>
          <table:table-cell table:style-name="ce42" office:value-type="float" office:value="32431374.9248444" calcext:value-type="float">
            <text:p><text:s/>32,431,375 <text:s/></text:p>
          </table:table-cell>
          <table:table-cell table:style-name="ce42" office:value-type="float" office:value="135139.033333333" calcext:value-type="float">
            <text:p><text:s/>135,139 <text:s/></text:p>
          </table:table-cell>
          <table:table-cell table:style-name="ce42" office:value-type="float" office:value="3137591.48888889" calcext:value-type="float">
            <text:p><text:s/>3,137,5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815.555555556" calcext:value-type="float">
            <text:p><text:s/>156,8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34007.6777777778" calcext:value-type="float">
            <text:p><text:s/>34,0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6.566666666667" calcext:value-type="float">
            <text:p><text:s/>7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281.1111111111" calcext:value-type="float">
            <text:p><text:s/>33,2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437978.891410441" calcext:value-type="float">
            <text:p><text:s/>437,979 <text:s/></text:p>
          </table:table-cell>
          <table:table-cell table:style-name="ce42" office:value-type="float" office:value="38348.5944444444" calcext:value-type="float">
            <text:p><text:s/>38,349 <text:s/></text:p>
          </table:table-cell>
          <table:table-cell table:style-name="ce42" office:value-type="float" office:value="336459.117132723" calcext:value-type="float">
            <text:p><text:s/>336,459 <text:s/></text:p>
          </table:table-cell>
          <table:table-cell table:style-name="ce42" office:value-type="float" office:value="-6831.77777777778" calcext:value-type="float">
            <text:p><text:s/>-6,832 <text:s/></text:p>
          </table:table-cell>
          <table:table-cell table:style-name="ce42" office:value-type="float" office:value="-10088.7090556161" calcext:value-type="float">
            <text:p><text:s/>-10,0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091.6666666667" calcext:value-type="float">
            <text:p><text:s/>80,0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9278180.573434" calcext:value-type="float">
            <text:p><text:s/>39,278,181 <text:s/></text:p>
          </table:table-cell>
          <table:table-cell table:style-name="ce43" office:value-type="float" office:value="3850897.54555556" calcext:value-type="float">
            <text:p><text:s/>3,850,898 <text:s/></text:p>
          </table:table-cell>
          <table:table-cell table:style-name="ce43" office:value-type="float" office:value="32094915.8077117" calcext:value-type="float">
            <text:p><text:s/>32,094,916 <text:s/></text:p>
          </table:table-cell>
          <table:table-cell table:style-name="ce43" office:value-type="float" office:value="141244.244444444" calcext:value-type="float">
            <text:p><text:s/>141,244 <text:s/></text:p>
          </table:table-cell>
          <table:table-cell table:style-name="ce43" office:value-type="float" office:value="3147680.1979445" calcext:value-type="float">
            <text:p><text:s/>3,147,68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3442.7777777778" calcext:value-type="float">
            <text:p><text:s/>43,44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21931.2048026768" calcext:value-type="float">
            <text:p><text:s/>21,931 <text:s/></text:p>
          </table:table-cell>
          <table:table-cell table:style-name="ce43" office:value-type="float" office:value="-0.00000000001" calcext:value-type="float">
            <text:p><text:s/>-0 <text:s/></text:p>
          </table:table-cell>
          <table:table-cell table:style-name="ce43" office:value-type="float" office:value="141350.4114738" calcext:value-type="float">
            <text:p><text:s/>141,350 <text:s/></text:p>
          </table:table-cell>
          <table:table-cell table:style-name="ce43" office:value-type="float" office:value="-34842.0666666667" calcext:value-type="float">
            <text:p><text:s/>-34,842 <text:s/></text:p>
          </table:table-cell>
          <table:table-cell table:style-name="ce43" office:value-type="float" office:value="1412.41555109897" calcext:value-type="float">
            <text:p><text:s/>1,41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85989.5555555557" calcext:value-type="float">
            <text:p><text:s/>-85,99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7792707.8998277" calcext:value-type="float">
            <text:p><text:s/>37,792,708 <text:s/></text:p>
          </table:table-cell>
          <table:table-cell table:style-name="ce42" office:value-type="float" office:value="3850897.54555556" calcext:value-type="float">
            <text:p><text:s/>3,850,898 <text:s/></text:p>
          </table:table-cell>
          <table:table-cell table:style-name="ce42" office:value-type="float" office:value="27225252.904101" calcext:value-type="float">
            <text:p><text:s/>27,225,2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6267.78239341" calcext:value-type="float">
            <text:p><text:s/>3,146,2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54567.77777778" calcext:value-type="float">
            <text:p><text:s/>2,954,5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481372.56888889" calcext:value-type="float">
            <text:p><text:s/>4,481,373 <text:s/></text:p>
          </table:table-cell>
          <table:table-cell table:style-name="ce42" office:value-type="float" office:value="3850897.54555556" calcext:value-type="float">
            <text:p><text:s/>3,850,898 <text:s/></text:p>
          </table:table-cell>
          <table:table-cell table:style-name="ce42" office:value-type="float" office:value="630475.023333333" calcext:value-type="float">
            <text:p><text:s/>630,4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832155.99555556" calcext:value-type="float">
            <text:p><text:s/>3,832,1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7588.217777778" calcext:value-type="float">
            <text:p><text:s/>877,5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54567.77777778" calcext:value-type="float">
            <text:p><text:s/>2,954,5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163681.6003802" calcext:value-type="float">
            <text:p><text:s/>21,163,6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263330.9735424" calcext:value-type="float">
            <text:p><text:s/>18,263,3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0350.62683785" calcext:value-type="float">
            <text:p><text:s/>2,900,3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17478.72" calcext:value-type="float">
            <text:p><text:s/>617,4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7478.72" calcext:value-type="float">
            <text:p><text:s/>617,4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698019.01500308" calcext:value-type="float">
            <text:p><text:s/>7,698,01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836379.96944752" calcext:value-type="float">
            <text:p><text:s/>6,836,38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45917.155555556" calcext:value-type="float">
            <text:p><text:s/>245,91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819982.02722222" calcext:value-type="float">
            <text:p><text:s/>5,819,9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427595.88888889" calcext:value-type="float">
            <text:p><text:s/>3,427,5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819982.02722222" calcext:value-type="float">
            <text:p><text:s/>5,819,9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427595.88888889" calcext:value-type="float">
            <text:p><text:s/>3,427,5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89936.567333333" calcext:value-type="float">
            <text:p><text:s/>889,93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52602.614333333" calcext:value-type="float">
            <text:p><text:s/>452,60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37333.953" calcext:value-type="float">
            <text:p><text:s/>437,33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8445.7541111111" calcext:value-type="float">
            <text:p><text:s/>58,44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56563.1111111111" calcext:value-type="float">
            <text:p><text:s/>56,56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335141.17458136" calcext:value-type="float">
            <text:p><text:s/>6,335,14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28312.49213692" calcext:value-type="float">
            <text:p><text:s/>4,728,312 <text:s/></text:p>
          </table:table-cell>
          <table:table-cell table:style-name="ce44" office:value-type="float" office:value="176086.311111111" calcext:value-type="float">
            <text:p><text:s/>176,08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45897.333333333" calcext:value-type="float">
            <text:p><text:s/>545,89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112266.18569248" calcext:value-type="float">
            <text:p><text:s/>6,112,26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28312.49213692" calcext:value-type="float">
            <text:p><text:s/>4,728,312 <text:s/></text:p>
          </table:table-cell>
          <table:table-cell table:style-name="ce44" office:value-type="float" office:value="71961.6555555556" calcext:value-type="float">
            <text:p><text:s/>71,96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27147" calcext:value-type="float">
            <text:p><text:s/>427,14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112266.18569248" calcext:value-type="float">
            <text:p><text:s/>6,112,2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28312.49213692" calcext:value-type="float">
            <text:p><text:s/>4,728,312 <text:s/></text:p>
          </table:table-cell>
          <table:table-cell table:style-name="ce42" office:value-type="float" office:value="71961.6555555556" calcext:value-type="float">
            <text:p><text:s/>71,9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7147" calcext:value-type="float">
            <text:p><text:s/>427,1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2970.2804690884" calcext:value-type="float">
            <text:p><text:s/>62,9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970.2804690884" calcext:value-type="float">
            <text:p><text:s/>62,9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81814.487732951" calcext:value-type="float">
            <text:p><text:s/>381,8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1814.487732951" calcext:value-type="float">
            <text:p><text:s/>381,8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193900.86515069" calcext:value-type="float">
            <text:p><text:s/>2,193,9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93900.86515069" calcext:value-type="float">
            <text:p><text:s/>2,193,9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21752.08104973" calcext:value-type="float">
            <text:p><text:s/>1,421,7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1752.08104973" calcext:value-type="float">
            <text:p><text:s/>1,421,7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543.28888888889" calcext:value-type="float">
            <text:p>( 3,54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543.28888888889" calcext:value-type="float">
            <text:p>( 3,54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18208.79216084" calcext:value-type="float">
            <text:p>( 1,418,20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18208.79216084" calcext:value-type="float">
            <text:p>( 1,418,20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76625.337562659" calcext:value-type="float">
            <text:p><text:s/>576,6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6625.337562659" calcext:value-type="float">
            <text:p><text:s/>576,6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92123.372724962" calcext:value-type="float">
            <text:p><text:s/>192,1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2123.372724962" calcext:value-type="float">
            <text:p><text:s/>192,1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400.07381333333" calcext:value-type="float">
            <text:p><text:s/>3,400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400.07381333333" calcext:value-type="float">
            <text:p><text:s/>3,400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33340.57173333" calcext:value-type="float">
            <text:p><text:s/>1,933,3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3340.57173333" calcext:value-type="float">
            <text:p><text:s/>1,933,3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17832.52636444" calcext:value-type="float">
            <text:p><text:s/>1,817,8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7832.52636444" calcext:value-type="float">
            <text:p><text:s/>1,817,8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15508.045368889" calcext:value-type="float">
            <text:p><text:s/>115,5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508.045368889" calcext:value-type="float">
            <text:p><text:s/>115,5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87264.19680889" calcext:value-type="float">
            <text:p><text:s/>1,387,2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0.50325333333" calcext:value-type="float">
            <text:p><text:s/>3,311 <text:s/></text:p>
          </table:table-cell>
          <table:table-cell table:style-name="ce42" office:value-type="float" office:value="71961.6555555556" calcext:value-type="float">
            <text:p><text:s/>71,9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7147" calcext:value-type="float">
            <text:p><text:s/>427,1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86506.46667556" calcext:value-type="float">
            <text:p><text:s/>1,386,5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52.77312" calcext:value-type="float">
            <text:p><text:s/>2,553 <text:s/></text:p>
          </table:table-cell>
          <table:table-cell table:style-name="ce42" office:value-type="float" office:value="71961.6555555556" calcext:value-type="float">
            <text:p><text:s/>71,9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7147" calcext:value-type="float">
            <text:p><text:s/>427,1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757.730133333333" calcext:value-type="float">
            <text:p><text:s/>7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7.730133333333" calcext:value-type="float">
            <text:p><text:s/>7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52975.783797527" calcext:value-type="float">
            <text:p><text:s/>152,9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975.783797527" calcext:value-type="float">
            <text:p><text:s/>152,9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22874.988888889" calcext:value-type="float">
            <text:p><text:s/>222,87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124.655555556" calcext:value-type="float">
            <text:p><text:s/>104,1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750.333333333" calcext:value-type="float">
            <text:p><text:s/>118,7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22874.988888889" calcext:value-type="float">
            <text:p><text:s/>222,87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124.655555556" calcext:value-type="float">
            <text:p><text:s/>104,1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750.333333333" calcext:value-type="float">
            <text:p><text:s/>118,7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0132222.377981" calcext:value-type="float">
            <text:p><text:s/>120,132,2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950878.645125" calcext:value-type="float">
            <text:p><text:s/>104,950,8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81343.7328561" calcext:value-type="float">
            <text:p><text:s/>15,181,3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7741429.152" calcext:value-type="float">
            <text:p><text:s/>87,741,4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697825.4191439" calcext:value-type="float">
            <text:p><text:s/>75,697,8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43603.7328561" calcext:value-type="float">
            <text:p><text:s/>12,043,6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078212.776168" calcext:value-type="float">
            <text:p><text:s/>2,078,2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8212.776168" calcext:value-type="float">
            <text:p><text:s/>2,078,2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312580.449813" calcext:value-type="float">
            <text:p><text:s/>30,312,5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74840.449813" calcext:value-type="float">
            <text:p><text:s/>27,174,8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37740" calcext:value-type="float">
            <text:p><text:s/>3,137,7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3198881.028265" calcext:value-type="float">
            <text:p><text:s/>13,198,8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51437.028265" calcext:value-type="float">
            <text:p><text:s/>12,651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7444" calcext:value-type="float">
            <text:p><text:s/>547,4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3198881.028265" calcext:value-type="float">
            <text:p><text:s/>13,198,88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651437.028265" calcext:value-type="float">
            <text:p><text:s/>12,651,43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47444" calcext:value-type="float">
            <text:p><text:s/>547,44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64757.0447734543" calcext:value-type="float">
            <text:p><text:s/>64,757 <text:s/></text:p>
          </table:table-cell>
          <table:table-cell table:style-name="ce41" office:value-type="float" office:value="32389" calcext:value-type="float">
            <text:p><text:s/>32,389 <text:s/></text:p>
          </table:table-cell>
          <table:table-cell table:style-name="ce41" office:value-type="float" office:value="32368.0447734543" calcext:value-type="float">
            <text:p><text:s/>32,368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741436.6333125" calcext:value-type="float">
            <text:p><text:s/>70,741,437 <text:s/></text:p>
          </table:table-cell>
          <table:table-cell table:style-name="ce42" office:value-type="float" office:value="60639932" calcext:value-type="float">
            <text:p><text:s/>60,639,9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995.591" calcext:value-type="float">
            <text:p><text:s/>216,9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7670.38755" calcext:value-type="float">
            <text:p><text:s/>1,207,6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81924.8627642" calcext:value-type="float">
            <text:p><text:s/>17,181,9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5305.06565" calcext:value-type="float">
            <text:p><text:s/>485,3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20229.33333333" calcext:value-type="float">
            <text:p><text:s/>2,720,2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1661.33333333" calcext:value-type="float">
            <text:p><text:s/>2,271,6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7994.200107778" calcext:value-type="float">
            <text:p><text:s/>637,994 <text:s/></text:p>
          </table:table-cell>
          <table:table-cell table:style-name="ce42" office:value-type="float" office:value="435678" calcext:value-type="float">
            <text:p><text:s/>435,6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0.000000000015491" calcext:value-type="float">
            <text:p><text:s/>0 <text:s/></text:p>
          </table:table-cell>
          <table:table-cell table:style-name="ce42" office:value-type="float" office:value="5654.59913000001" calcext:value-type="float">
            <text:p><text:s/>5,65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7994383.9485474" calcext:value-type="float">
            <text:p><text:s/>47,994,384 <text:s/></text:p>
          </table:table-cell>
          <table:table-cell table:style-name="ce43" office:value-type="float" office:value="60236643" calcext:value-type="float">
            <text:p><text:s/>60,236,643 <text:s/></text:p>
          </table:table-cell>
          <table:table-cell table:style-name="ce43" office:value-type="float" office:value="32368.0447734543" calcext:value-type="float">
            <text:p><text:s/>32,368 <text:s/></text:p>
          </table:table-cell>
          <table:table-cell table:style-name="ce43" office:value-type="float" office:value="216995.591" calcext:value-type="float">
            <text:p><text:s/>216,996 <text:s/></text:p>
          </table:table-cell>
          <table:table-cell table:style-name="ce43" office:value-type="float" office:value="-0.000000000015491" calcext:value-type="float">
            <text:p><text:s/>-0 <text:s/></text:p>
          </table:table-cell>
          <table:table-cell table:style-name="ce43" office:value-type="float" office:value="716710.72277" calcext:value-type="float">
            <text:p><text:s/>716,7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99662.80753667" calcext:value-type="float">
            <text:p><text:s/>7,399,6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831.34087" calcext:value-type="float">
            <text:p><text:s/>23,83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013253" calcext:value-type="float">
            <text:p><text:s/>-0 <text:s/></text:p>
          </table:table-cell>
          <table:table-cell table:style-name="ce43" office:value-type="float" office:value="0.0000000000083677" calcext:value-type="float">
            <text:p><text:s/>0 <text:s/></text:p>
          </table:table-cell>
          <table:table-cell table:style-name="ce43" office:value-type="float" office:value="-0.000000000001393" calcext:value-type="float">
            <text:p><text:s/>-0 <text:s/></text:p>
          </table:table-cell>
          <table:table-cell table:style-name="ce43" office:value-type="float" office:value="-1895927.60600333" calcext:value-type="float">
            <text:p><text:s/>-1,895,928 <text:s/></text:p>
          </table:table-cell>
          <table:table-cell table:style-name="ce43" office:value-type="float" office:value="-242308" calcext:value-type="float">
            <text:p><text:s/>-242,30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42460.6382666668" calcext:value-type="float">
            <text:p><text:s/>-42,4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60090" calcext:value-type="float">
            <text:p><text:s/>160,090 <text:s/></text:p>
          </table:table-cell>
          <table:table-cell table:style-name="ce42" office:value-type="float" office:value="382119.966666667" calcext:value-type="float">
            <text:p><text:s/>382,120 <text:s/></text:p>
          </table:table-cell>
          <table:table-cell table:style-name="ce42" office:value-type="float" office:value="73511.9233333333" calcext:value-type="float">
            <text:p><text:s/>73,512 <text:s/></text:p>
          </table:table-cell>
          <table:table-cell table:style-name="ce42" office:value-type="float" office:value="65024857.7134306" calcext:value-type="float">
            <text:p><text:s/>65,024,858 <text:s/></text:p>
          </table:table-cell>
          <table:table-cell table:style-name="ce42" office:value-type="float" office:value="60478951" calcext:value-type="float">
            <text:p><text:s/>60,478,951 <text:s/></text:p>
          </table:table-cell>
          <table:table-cell table:style-name="ce42" office:value-type="float" office:value="32368.0447734543" calcext:value-type="float">
            <text:p><text:s/>32,368 <text:s/></text:p>
          </table:table-cell>
          <table:table-cell table:style-name="ce42" office:value-type="float" office:value="216995.591" calcext:value-type="float">
            <text:p><text:s/>216,996 <text:s/></text:p>
          </table:table-cell>
          <table:table-cell table:style-name="ce42" office:value-type="float" office:value="3760.72921236496" calcext:value-type="float">
            <text:p><text:s/>3,7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728314.6357735" calcext:value-type="float">
            <text:p><text:s/>60,728,315 <text:s/></text:p>
          </table:table-cell>
          <table:table-cell table:style-name="ce42" office:value-type="float" office:value="60478951" calcext:value-type="float">
            <text:p><text:s/>60,478,951 <text:s/></text:p>
          </table:table-cell>
          <table:table-cell table:style-name="ce42" office:value-type="float" office:value="32368.0447734543" calcext:value-type="float">
            <text:p><text:s/>32,368 <text:s/></text:p>
          </table:table-cell>
          <table:table-cell table:style-name="ce42" office:value-type="float" office:value="216995.591" calcext:value-type="float">
            <text:p><text:s/>216,9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2347.6" calcext:value-type="float">
            <text:p><text:s/>2,802,3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64.8" calcext:value-type="float">
            <text:p><text:s/>20,7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60090" calcext:value-type="float">
            <text:p><text:s/>160,090 <text:s/></text:p>
          </table:table-cell>
          <table:table-cell table:style-name="ce43" office:value-type="float" office:value="382119.966666667" calcext:value-type="float">
            <text:p><text:s/>382,120 <text:s/></text:p>
          </table:table-cell>
          <table:table-cell table:style-name="ce43" office:value-type="float" office:value="73511.9233333333" calcext:value-type="float">
            <text:p><text:s/>73,512 <text:s/></text:p>
          </table:table-cell>
          <table:table-cell table:style-name="ce43" office:value-type="float" office:value="1473430.67765712" calcext:value-type="float">
            <text:p><text:s/>1,473,43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760.72921236496" calcext:value-type="float">
            <text:p><text:s/>3,76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92040" calcext:value-type="float">
            <text:p><text:s/>992,040 <text:s/></text:p>
          </table:table-cell>
          <table:table-cell table:style-name="ce42" office:value-type="float" office:value="1211875.763" calcext:value-type="float">
            <text:p><text:s/>1,211,876 <text:s/></text:p>
          </table:table-cell>
          <table:table-cell table:style-name="ce42" office:value-type="float" office:value="188470.375333333" calcext:value-type="float">
            <text:p><text:s/>188,470 <text:s/></text:p>
          </table:table-cell>
          <table:table-cell table:style-name="ce42" office:value-type="float" office:value="66980640.2405284" calcext:value-type="float">
            <text:p><text:s/>66,980,6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0216.55563844" calcext:value-type="float">
            <text:p><text:s/>1,690,217 <text:s/></text:p>
          </table:table-cell>
          <table:table-cell table:style-name="ce42" office:value-type="float" office:value="2163940.97012" calcext:value-type="float">
            <text:p><text:s/>2,163,9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92040" calcext:value-type="float">
            <text:p><text:s/>992,040 <text:s/></text:p>
          </table:table-cell>
          <table:table-cell table:style-name="ce42" office:value-type="float" office:value="1211875.763" calcext:value-type="float">
            <text:p><text:s/>1,211,876 <text:s/></text:p>
          </table:table-cell>
          <table:table-cell table:style-name="ce42" office:value-type="float" office:value="188470.375333333" calcext:value-type="float">
            <text:p><text:s/>188,470 <text:s/></text:p>
          </table:table-cell>
          <table:table-cell table:style-name="ce42" office:value-type="float" office:value="60919836.6379631" calcext:value-type="float">
            <text:p><text:s/>60,919,8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0216.55563844" calcext:value-type="float">
            <text:p><text:s/>1,690,217 <text:s/></text:p>
          </table:table-cell>
          <table:table-cell table:style-name="ce42" office:value-type="float" office:value="1976316.296888" calcext:value-type="float">
            <text:p><text:s/>1,976,31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060803.60256533" calcext:value-type="float">
            <text:p><text:s/>6,060,80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87624.673232" calcext:value-type="float">
            <text:p><text:s/>187,6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00516.866666667" calcext:value-type="float">
            <text:p><text:s/>200,517 <text:s/></text:p>
          </table:table-cell>
          <table:table-cell table:style-name="ce42" office:value-type="float" office:value="632715.071333333" calcext:value-type="float">
            <text:p><text:s/>632,715 <text:s/></text:p>
          </table:table-cell>
          <table:table-cell table:style-name="ce42" office:value-type="float" office:value="56704.6293333333" calcext:value-type="float">
            <text:p><text:s/>56,705 <text:s/></text:p>
          </table:table-cell>
          <table:table-cell table:style-name="ce42" office:value-type="float" office:value="3458783.93615492" calcext:value-type="float">
            <text:p><text:s/>3,458,7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6193.35145017" calcext:value-type="float">
            <text:p><text:s/>1,686,193 <text:s/></text:p>
          </table:table-cell>
          <table:table-cell table:style-name="ce42" office:value-type="float" office:value="400559.79355" calcext:value-type="float">
            <text:p><text:s/>400,5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0" calcext:value-type="float">
            <text:p><text:s/>1,4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46554.8" calcext:value-type="float">
            <text:p><text:s/>146,555 <text:s/></text:p>
          </table:table-cell>
          <table:table-cell table:style-name="ce42" office:value-type="float" office:value="249343.185" calcext:value-type="float">
            <text:p><text:s/>249,343 <text:s/></text:p>
          </table:table-cell>
          <table:table-cell table:style-name="ce42" office:value-type="float" office:value="56704.6293333333" calcext:value-type="float">
            <text:p><text:s/>56,705 <text:s/></text:p>
          </table:table-cell>
          <table:table-cell table:style-name="ce42" office:value-type="float" office:value="14842.6666666667" calcext:value-type="float">
            <text:p><text:s/>14,8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53962.0666666667" calcext:value-type="float">
            <text:p><text:s/>53,962 <text:s/></text:p>
          </table:table-cell>
          <table:table-cell table:style-name="ce42" office:value-type="float" office:value="383371.886333333" calcext:value-type="float">
            <text:p><text:s/>383,3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7.2" calcext:value-type="float">
            <text:p><text:s/>1,0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36533.99042492" calcext:value-type="float">
            <text:p><text:s/>3,436,5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6193.35145017" calcext:value-type="float">
            <text:p><text:s/>1,686,193 <text:s/></text:p>
          </table:table-cell>
          <table:table-cell table:style-name="ce42" office:value-type="float" office:value="398148.64782" calcext:value-type="float">
            <text:p><text:s/>398,1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1.66666666667" calcext:value-type="float">
            <text:p><text:s/>2,4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48.41239666667" calcext:value-type="float">
            <text:p><text:s/>2,44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411.14573" calcext:value-type="float">
            <text:p><text:s/>2,41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73.933333333333" calcext:value-type="float">
            <text:p><text:s/>274 <text:s/></text:p>
          </table:table-cell>
          <table:table-cell table:style-name="ce44" office:value-type="float" office:value="1335.83566666667" calcext:value-type="float">
            <text:p><text:s/>1,336 <text:s/></text:p>
          </table:table-cell>
          <table:table-cell table:style-name="ce44" office:value-type="float" office:value="272.874" calcext:value-type="float">
            <text:p><text:s/>27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31159.2" calcext:value-type="float">
            <text:p><text:s/>631,159 <text:s/></text:p>
          </table:table-cell>
          <table:table-cell table:style-name="ce44" office:value-type="float" office:value="195704.889333333" calcext:value-type="float">
            <text:p><text:s/>195,705 <text:s/></text:p>
          </table:table-cell>
          <table:table-cell table:style-name="ce44" office:value-type="float" office:value="57980.9486666667" calcext:value-type="float">
            <text:p><text:s/>57,981 <text:s/></text:p>
          </table:table-cell>
          <table:table-cell table:style-name="ce44" office:value-type="float" office:value="40987647.337957" calcext:value-type="float">
            <text:p><text:s/>40,987,64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62.474975909488" calcext:value-type="float">
            <text:p><text:s/>262 <text:s/></text:p>
          </table:table-cell>
          <table:table-cell table:style-name="ce44" office:value-type="float" office:value="2498721.19673667" calcext:value-type="float">
            <text:p><text:s/>2,498,72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31159.2" calcext:value-type="float">
            <text:p><text:s/>631,159 <text:s/></text:p>
          </table:table-cell>
          <table:table-cell table:style-name="ce44" office:value-type="float" office:value="195704.889333333" calcext:value-type="float">
            <text:p><text:s/>195,705 <text:s/></text:p>
          </table:table-cell>
          <table:table-cell table:style-name="ce44" office:value-type="float" office:value="57980.9486666667" calcext:value-type="float">
            <text:p><text:s/>57,981 <text:s/></text:p>
          </table:table-cell>
          <table:table-cell table:style-name="ce44" office:value-type="float" office:value="23647102.3124953" calcext:value-type="float">
            <text:p><text:s/>23,647,10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62.474975909488" calcext:value-type="float">
            <text:p><text:s/>262 <text:s/></text:p>
          </table:table-cell>
          <table:table-cell table:style-name="ce44" office:value-type="float" office:value="2382889.70225667" calcext:value-type="float">
            <text:p><text:s/>2,382,8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31159.2" calcext:value-type="float">
            <text:p><text:s/>631,159 <text:s/></text:p>
          </table:table-cell>
          <table:table-cell table:style-name="ce42" office:value-type="float" office:value="195704.889333333" calcext:value-type="float">
            <text:p><text:s/>195,705 <text:s/></text:p>
          </table:table-cell>
          <table:table-cell table:style-name="ce42" office:value-type="float" office:value="57980.9486666667" calcext:value-type="float">
            <text:p><text:s/>57,981 <text:s/></text:p>
          </table:table-cell>
          <table:table-cell table:style-name="ce42" office:value-type="float" office:value="6200154.33117529" calcext:value-type="float">
            <text:p><text:s/>6,200,1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.474975909488" calcext:value-type="float">
            <text:p><text:s/>262 <text:s/></text:p>
          </table:table-cell>
          <table:table-cell table:style-name="ce42" office:value-type="float" office:value="761542.75427" calcext:value-type="float">
            <text:p><text:s/>761,5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787.1349033333" calcext:value-type="float">
            <text:p><text:s/>44,7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76.80157" calcext:value-type="float">
            <text:p><text:s/>4,2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292.959969956" calcext:value-type="float">
            <text:p><text:s/>378,2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47.48394" calcext:value-type="float">
            <text:p><text:s/>9,9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8620.73505756" calcext:value-type="float">
            <text:p><text:s/>1,058,6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77.33921" calcext:value-type="float">
            <text:p><text:s/>2,5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580.0685666667" calcext:value-type="float">
            <text:p><text:s/>40,5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80.6019" calcext:value-type="float">
            <text:p><text:s/>3,9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11.94031333333" calcext:value-type="float">
            <text:p><text:s/>6,4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3.20698" calcext:value-type="float">
            <text:p><text:s/>2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9117.826259605" calcext:value-type="float">
            <text:p><text:s/>349,1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38.45399" calcext:value-type="float">
            <text:p><text:s/>4,3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23.88146666667" calcext:value-type="float">
            <text:p><text:s/>9,9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23.0148" calcext:value-type="float">
            <text:p><text:s/>7,0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2557.64266412" calcext:value-type="float">
            <text:p><text:s/>2,022,5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.474975909488" calcext:value-type="float">
            <text:p><text:s/>262 <text:s/></text:p>
          </table:table-cell>
          <table:table-cell table:style-name="ce42" office:value-type="float" office:value="422089.89083" calcext:value-type="float">
            <text:p><text:s/>422,0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3898.95419657" calcext:value-type="float">
            <text:p><text:s/>1,353,8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003.39684" calcext:value-type="float">
            <text:p><text:s/>80,0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54153.475360915" calcext:value-type="float">
            <text:p>( 854,15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0003.39684" calcext:value-type="float">
            <text:p>( 80,00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92608.412168992" calcext:value-type="float">
            <text:p>( 492,60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137.06666666667" calcext:value-type="float">
            <text:p>( 7,13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130.5649538935" calcext:value-type="float">
            <text:p><text:s/>43,1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.474975909488" calcext:value-type="float">
            <text:p><text:s/>2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1077.362856984" calcext:value-type="float">
            <text:p><text:s/>211,0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414450.760656667" calcext:value-type="float">
            <text:p><text:s/>414,45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42086.49399" calcext:value-type="float">
            <text:p><text:s/>342,0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3561.378568889" calcext:value-type="float">
            <text:p><text:s/>263,5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07.68968" calcext:value-type="float">
            <text:p><text:s/>5,6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73.07914" calcext:value-type="float">
            <text:p><text:s/>39,9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45.27914" calcext:value-type="float">
            <text:p><text:s/>6,94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8138.6226133333" calcext:value-type="float">
            <text:p><text:s/>78,13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591.28928" calcext:value-type="float">
            <text:p><text:s/>7,5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9259.129391111" calcext:value-type="float">
            <text:p><text:s/>479,2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612.71828" calcext:value-type="float">
            <text:p><text:s/>24,6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077.164762222" calcext:value-type="float">
            <text:p><text:s/>101,0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6.84254" calcext:value-type="float">
            <text:p><text:s/>8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181.964628889" calcext:value-type="float">
            <text:p><text:s/>378,1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805.87574" calcext:value-type="float">
            <text:p><text:s/>23,8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4902.49006" calcext:value-type="float">
            <text:p>( 14,90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764.89006" calcext:value-type="float">
            <text:p>( 11,765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5081.4496233333" calcext:value-type="float">
            <text:p>( 35,08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3654.91629" calcext:value-type="float">
            <text:p>( 3,65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31159.2" calcext:value-type="float">
            <text:p><text:s/>631,159 <text:s/></text:p>
          </table:table-cell>
          <table:table-cell table:style-name="ce42" office:value-type="float" office:value="195704.889333333" calcext:value-type="float">
            <text:p><text:s/>195,705 <text:s/></text:p>
          </table:table-cell>
          <table:table-cell table:style-name="ce42" office:value-type="float" office:value="57980.9486666667" calcext:value-type="float">
            <text:p><text:s/>57,981 <text:s/></text:p>
          </table:table-cell>
          <table:table-cell table:style-name="ce42" office:value-type="float" office:value="772660.436041111" calcext:value-type="float">
            <text:p><text:s/>772,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380.82093" calcext:value-type="float">
            <text:p><text:s/>58,3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31159.2" calcext:value-type="float">
            <text:p><text:s/>631,159 <text:s/></text:p>
          </table:table-cell>
          <table:table-cell table:style-name="ce42" office:value-type="float" office:value="195704.889333333" calcext:value-type="float">
            <text:p><text:s/>195,705 <text:s/></text:p>
          </table:table-cell>
          <table:table-cell table:style-name="ce42" office:value-type="float" office:value="57980.9486666667" calcext:value-type="float">
            <text:p><text:s/>57,981 <text:s/></text:p>
          </table:table-cell>
          <table:table-cell table:style-name="ce42" office:value-type="float" office:value="659304.859607778" calcext:value-type="float">
            <text:p><text:s/>659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267.77783" calcext:value-type="float">
            <text:p><text:s/>44,2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355.576433333" calcext:value-type="float">
            <text:p><text:s/>113,3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113.0431" calcext:value-type="float">
            <text:p><text:s/>14,1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7035.6100333333" calcext:value-type="float">
            <text:p>( 47,03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323.0767" calcext:value-type="float">
            <text:p>( 8,32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852.121353333" calcext:value-type="float">
            <text:p><text:s/>111,8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159.08802" calcext:value-type="float">
            <text:p><text:s/>11,15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528.0775866667" calcext:value-type="float">
            <text:p><text:s/>18,52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819.61092" calcext:value-type="float">
            <text:p><text:s/>4,8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2064.463670667" calcext:value-type="float">
            <text:p><text:s/>142,0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15.57272" calcext:value-type="float">
            <text:p><text:s/>6,6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939.7145188889" calcext:value-type="float">
            <text:p><text:s/>48,9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68.12563" calcext:value-type="float">
            <text:p><text:s/>8,2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780.27544" calcext:value-type="float">
            <text:p><text:s/>202,7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2723.27544" calcext:value-type="float">
            <text:p><text:s/>172,7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1.46666671333" calcext:value-type="float">
            <text:p><text:s/>1,8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066.757676667" calcext:value-type="float">
            <text:p><text:s/>104,0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2.49101" calcext:value-type="float">
            <text:p><text:s/>35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196.6193066667" calcext:value-type="float">
            <text:p><text:s/>26,19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87699.5389133" calcext:value-type="float">
            <text:p><text:s/>13,787,7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827.8722466667" calcext:value-type="float">
            <text:p><text:s/>42,8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925.333333333" calcext:value-type="float">
            <text:p><text:s/>219,9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38978.60558" calcext:value-type="float">
            <text:p><text:s/>13,138,9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827.8722466667" calcext:value-type="float">
            <text:p><text:s/>42,8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315.8666666667" calcext:value-type="float">
            <text:p><text:s/>34,3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4479.733333333" calcext:value-type="float">
            <text:p><text:s/>394,4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9591.98459" calcext:value-type="float">
            <text:p><text:s/>939,5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78459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45.98459" calcext:value-type="float">
            <text:p><text:s/>4,9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78459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34646" calcext:value-type="float">
            <text:p><text:s/>934,64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0808.50457667" calcext:value-type="float">
            <text:p><text:s/>1,270,8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9648.33791" calcext:value-type="float">
            <text:p><text:s/>129,6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9063.010382222" calcext:value-type="float">
            <text:p><text:s/>589,0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8408.58816" calcext:value-type="float">
            <text:p><text:s/>128,4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23.11111111111" calcext:value-type="float">
            <text:p><text:s/>9,4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07.48747666667" calcext:value-type="float">
            <text:p><text:s/>9,9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.02081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78.4333333333" calcext:value-type="float">
            <text:p><text:s/>11,4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42.37765333333" calcext:value-type="float">
            <text:p><text:s/>7,8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.44432" calcext:value-type="float">
            <text:p><text:s/>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3657.644444445" calcext:value-type="float">
            <text:p><text:s/>483,6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9436.440175556" calcext:value-type="float">
            <text:p><text:s/>159,43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214.28462" calcext:value-type="float">
            <text:p><text:s/>1,21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448847.95324" calcext:value-type="float">
            <text:p><text:s/>1,448,84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448847.95324" calcext:value-type="float">
            <text:p><text:s/>1,448,8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340545.0254617" calcext:value-type="float">
            <text:p><text:s/>17,340,5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831.49448" calcext:value-type="float">
            <text:p><text:s/>115,8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340545.0254617" calcext:value-type="float">
            <text:p><text:s/>17,340,5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831.49448" calcext:value-type="float">
            <text:p><text:s/>115,8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532272.6278133" calcext:value-type="float">
            <text:p>( 13,532,27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5831.49448" calcext:value-type="float">
            <text:p>( 115,83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12832.744965" calcext:value-type="float">
            <text:p><text:s/>17,112,8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20.153235" calcext:value-type="float">
            <text:p><text:s/>20,4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19572.807" calcext:value-type="float">
            <text:p><text:s/>10,919,5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927.324501" calcext:value-type="float">
            <text:p><text:s/>51,9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41332.613464" calcext:value-type="float">
            <text:p><text:s/>6,141,3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20.153235" calcext:value-type="float">
            <text:p><text:s/>20,4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0219.386947" calcext:value-type="float">
            <text:p><text:s/>1,540,2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40219.386947" calcext:value-type="float">
            <text:p><text:s/>1,540,21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05442.6" calcext:value-type="float">
            <text:p><text:s/>7,005,443 <text:s/></text:p>
          </table:table-cell>
          <table:table-cell table:number-columns-repeated="2" table:style-name="ce42" office:value-type="float" office:value="43766.6666666667" calcext:value-type="float">
            <text:p><text:s/>43,7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69865.26666667" calcext:value-type="float">
            <text:p><text:s/>4,169,8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1117.33333333" calcext:value-type="float">
            <text:p><text:s/>1,841,1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271661.33333333" calcext:value-type="float">
            <text:p><text:s/>2,271,6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62149.5333333333" calcext:value-type="float">
            <text:p><text:s/>-62,150 <text:s/></text:p>
          </table:table-cell>
          <table:table-cell table:number-columns-repeated="2" table:style-name="ce42" office:value-type="float" office:value="-79397.0666666666" calcext:value-type="float">
            <text:p><text:s/>-79,3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150.873904843" calcext:value-type="float">
            <text:p><text:s/>53,151 <text:s/></text:p>
          </table:table-cell>
          <table:table-cell table:style-name="ce42" office:value-type="float" office:value="118864.237206268" calcext:value-type="float">
            <text:p><text:s/>118,864 <text:s/></text:p>
          </table:table-cell>
          <table:table-cell table:style-name="ce42" office:value-type="float" office:value="-18598" calcext:value-type="float">
            <text:p><text:s/>-18,59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067592.13333333" calcext:value-type="float">
            <text:p><text:s/>7,067,592 <text:s/></text:p>
          </table:table-cell>
          <table:table-cell table:number-columns-repeated="2" table:style-name="ce43" office:value-type="float" office:value="-4046701.53333333" calcext:value-type="float">
            <text:p><text:s/>-4,046,70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53150.873904843" calcext:value-type="float">
            <text:p><text:s/>-53,151 <text:s/></text:p>
          </table:table-cell>
          <table:table-cell table:style-name="ce43" office:value-type="float" office:value="-4231642.90387294" calcext:value-type="float">
            <text:p><text:s/>-4,231,643 <text:s/></text:p>
          </table:table-cell>
          <table:table-cell table:style-name="ce43" office:value-type="float" office:value="18598" calcext:value-type="float">
            <text:p><text:s/>18,5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98366.86666667" calcext:value-type="float">
            <text:p><text:s/>5,098,367 <text:s/></text:p>
          </table:table-cell>
          <table:table-cell table:number-columns-repeated="2" table:style-name="ce42" office:value-type="float" office:value="2052.26666666667" calcext:value-type="float">
            <text:p><text:s/>2,0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94.14459685849" calcext:value-type="float">
            <text:p><text:s/>8,794 <text:s/></text:p>
          </table:table-cell>
          <table:table-cell table:style-name="ce42" office:value-type="float" office:value="8570.29984758595" calcext:value-type="float">
            <text:p><text:s/>8,570 <text:s/></text:p>
          </table:table-cell>
          <table:table-cell table:style-name="ce42" office:value-type="float" office:value="14193.1111111111" calcext:value-type="float">
            <text:p><text:s/>14,19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05.6666666668" calcext:value-type="float">
            <text:p><text:s/>906 <text:s/></text:p>
          </table:table-cell>
          <table:table-cell table:number-columns-repeated="2" table:style-name="ce43" office:value-type="float" office:value="-165252.533333334" calcext:value-type="float">
            <text:p><text:s/>-165,25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76408.1900899333" calcext:value-type="float">
            <text:p><text:s/>-76,408 <text:s/></text:p>
          </table:table-cell>
          <table:table-cell table:style-name="ce43" office:value-type="float" office:value="-57762.4765767336" calcext:value-type="float">
            <text:p><text:s/>-57,762 <text:s/></text:p>
          </table:table-cell>
          <table:table-cell table:style-name="ce43" office:value-type="float" office:value="-13767.1666666667" calcext:value-type="float">
            <text:p><text:s/>-13,7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48121.5333333" calcext:value-type="float">
            <text:p><text:s/>11,448,122 <text:s/></text:p>
          </table:table-cell>
          <table:table-cell table:number-columns-repeated="2" table:style-name="ce42" office:value-type="float" office:value="13051549.3333333" calcext:value-type="float">
            <text:p><text:s/>13,051,5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486.1617451016" calcext:value-type="float">
            <text:p><text:s/>42,486 <text:s/></text:p>
          </table:table-cell>
          <table:table-cell table:style-name="ce42" office:value-type="float" office:value="4554304.06047712" calcext:value-type="float">
            <text:p><text:s/>4,554,3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48121.5333333" calcext:value-type="float">
            <text:p><text:s/>11,448,122 <text:s/></text:p>
          </table:table-cell>
          <table:table-cell table:number-columns-repeated="2" table:style-name="ce42" office:value-type="float" office:value="7451679.652" calcext:value-type="float">
            <text:p><text:s/>7,451,6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486.1617451016" calcext:value-type="float">
            <text:p><text:s/>42,486 <text:s/></text:p>
          </table:table-cell>
          <table:table-cell table:style-name="ce42" office:value-type="float" office:value="4554304.06047712" calcext:value-type="float">
            <text:p><text:s/>4,554,3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5599869.68133333" calcext:value-type="float">
            <text:p><text:s/>5,599,87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25.6" calcext:value-type="float">
            <text:p><text:s/>4,8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.111111111111" calcext:value-type="float">
            <text:p><text:s/>167 <text:s/></text:p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320.93333333333" calcext:value-type="float">
            <text:p><text:s/>2,3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.111111111111" calcext:value-type="float">
            <text:p><text:s/>167 <text:s/></text:p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91.66666666667" calcext:value-type="float">
            <text:p><text:s/>2,4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3" calcext:value-type="float">
            <text:p><text:s/>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3416441.1333333" calcext:value-type="float">
            <text:p><text:s/>13,416,441 <text:s/></text:p>
          </table:table-cell>
          <table:table-cell table:number-columns-repeated="2" table:style-name="ce44" office:value-type="float" office:value="9163222.46666667" calcext:value-type="float">
            <text:p><text:s/>9,163,22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6949.3333333333" calcext:value-type="float">
            <text:p><text:s/>56,949 <text:s/></text:p>
          </table:table-cell>
          <table:table-cell table:style-name="ce44" office:value-type="float" office:value="371686.222222222" calcext:value-type="float">
            <text:p><text:s/>371,686 <text:s/></text:p>
          </table:table-cell>
          <table:table-cell table:style-name="ce44" office:value-type="float" office:value="18167.3333333333" calcext:value-type="float">
            <text:p><text:s/>18,16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9163222.46666667" calcext:value-type="float">
            <text:p><text:s/>9,163,22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6949.3333333333" calcext:value-type="float">
            <text:p><text:s/>56,949 <text:s/></text:p>
          </table:table-cell>
          <table:table-cell table:style-name="ce44" office:value-type="float" office:value="371686.222222222" calcext:value-type="float">
            <text:p><text:s/>371,686 <text:s/></text:p>
          </table:table-cell>
          <table:table-cell table:style-name="ce44" office:value-type="float" office:value="18167.3333333333" calcext:value-type="float">
            <text:p><text:s/>18,1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340.06666666667" calcext:value-type="float">
            <text:p><text:s/>9,3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7.111111111111" calcext:value-type="float">
            <text:p><text:s/>847 <text:s/></text:p>
          </table:table-cell>
          <table:table-cell table:style-name="ce42" office:value-type="float" office:value="7452.61111111111" calcext:value-type="float">
            <text:p><text:s/>7,4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32.06666666667" calcext:value-type="float">
            <text:p><text:s/>1,3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.2222222222222" calcext:value-type="float">
            <text:p><text:s/>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06666666666667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6.4" calcext:value-type="float">
            <text:p><text:s/>2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.8888888888889" calcext:value-type="float">
            <text:p><text:s/>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53333333333333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06666666666667" calcext:value-type="float">
            <text:p><text:s/>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.88888888888889" calcext:value-type="float">
            <text:p><text:s/>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06666666666667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6.06666666666667" calcext:value-type="float">
            <text:p>( 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.88888888888889" calcext:value-type="float">
            <text:p><text:s/>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.3333333333333" calcext:value-type="float">
            <text:p><text:s/>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0.222222222222" calcext:value-type="float">
            <text:p><text:s/>7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5.6" calcext:value-type="float">
            <text:p><text:s/>16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8" calcext:value-type="float">
            <text:p><text:s/>88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4.8" calcext:value-type="float">
            <text:p><text:s/>1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1666666666667" calcext:value-type="float">
            <text:p><text:s/>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0.933333333333" calcext:value-type="float">
            <text:p><text:s/>1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1666666666667" calcext:value-type="float">
            <text:p><text:s/>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.8666666666667" calcext:value-type="float">
            <text:p><text:s/>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8.66666666666667" calcext:value-type="float">
            <text:p>( 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1.73333333333333" calcext:value-type="float">
            <text:p>( 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7.066666666667" calcext:value-type="float">
            <text:p><text:s/>2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61.77777777778" calcext:value-type="float">
            <text:p><text:s/>6,3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5.066666666667" calcext:value-type="float">
            <text:p><text:s/>1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27.77777777778" calcext:value-type="float">
            <text:p><text:s/>6,3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2" calcext:value-type="float">
            <text:p><text:s/>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" calcext:value-type="float">
            <text:p><text:s/>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9.4" calcext:value-type="float">
            <text:p><text:s/>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04.866666666667" calcext:value-type="float">
            <text:p><text:s/>10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57.266666666667" calcext:value-type="float">
            <text:p><text:s/>5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215.6" calcext:value-type="float">
            <text:p><text:s/>5,2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1.055555555556" calcext:value-type="float">
            <text:p><text:s/>9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1.5333333333333" calcext:value-type="float">
            <text:p><text:s/>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01.466666666667" calcext:value-type="float">
            <text:p><text:s/>6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46.533333333333" calcext:value-type="float">
            <text:p><text:s/>6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101564.33333333" calcext:value-type="float">
            <text:p><text:s/>9,101,5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7.77777777778" calcext:value-type="float">
            <text:p><text:s/>1,258 <text:s/></text:p>
          </table:table-cell>
          <table:table-cell table:style-name="ce42" office:value-type="float" office:value="218667.555555556" calcext:value-type="float">
            <text:p><text:s/>218,6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57.77777777778" calcext:value-type="float">
            <text:p><text:s/>1,258 <text:s/></text:p>
          </table:table-cell>
          <table:table-cell table:style-name="ce42" office:value-type="float" office:value="218667.555555556" calcext:value-type="float">
            <text:p><text:s/>218,6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101564.33333333" calcext:value-type="float">
            <text:p><text:s/>9,101,5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4.666666666667" calcext:value-type="float">
            <text:p><text:s/>2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4.666666666667" calcext:value-type="float">
            <text:p><text:s/>2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2023.4" calcext:value-type="float">
            <text:p><text:s/>52,0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691.5555555556" calcext:value-type="float">
            <text:p><text:s/>55,692 <text:s/></text:p>
          </table:table-cell>
          <table:table-cell table:style-name="ce42" office:value-type="float" office:value="152171.555555556" calcext:value-type="float">
            <text:p><text:s/>152,172 <text:s/></text:p>
          </table:table-cell>
          <table:table-cell table:style-name="ce42" office:value-type="float" office:value="10714.7222222222" calcext:value-type="float">
            <text:p><text:s/>10,7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835.22222222222" calcext:value-type="float">
            <text:p><text:s/>2,8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53.4" calcext:value-type="float">
            <text:p><text:s/>7,9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.833333333333" calcext:value-type="float">
            <text:p><text:s/>4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05.46666666667" calcext:value-type="float">
            <text:p><text:s/>3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7773.6666666667" calcext:value-type="float">
            <text:p><text:s/>37,7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691.5555555556" calcext:value-type="float">
            <text:p><text:s/>55,692 <text:s/></text:p>
          </table:table-cell>
          <table:table-cell table:style-name="ce42" office:value-type="float" office:value="152171.555555556" calcext:value-type="float">
            <text:p><text:s/>152,172 <text:s/></text:p>
          </table:table-cell>
          <table:table-cell table:style-name="ce42" office:value-type="float" office:value="5876.33333333333" calcext:value-type="float">
            <text:p><text:s/>5,87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990.86666666667" calcext:value-type="float">
            <text:p><text:s/>2,99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37.55555555556" calcext:value-type="float">
            <text:p><text:s/>1,53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16441.1333333" calcext:value-type="float">
            <text:p><text:s/>13,416,4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16441.1333333" calcext:value-type="float">
            <text:p><text:s/>13,416,4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416441.1333333" calcext:value-type="float">
            <text:p>( 13,416,44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024.533333333" calcext:value-type="float">
            <text:p><text:s/>146,0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5196.8" calcext:value-type="float">
            <text:p><text:s/>425,197 <text:s/></text:p>
          </table:table-cell>
          <table:table-cell table:style-name="ce42" office:value-type="float" office:value="13215.5555555556" calcext:value-type="float">
            <text:p><text:s/>13,216 <text:s/></text:p>
          </table:table-cell>
          <table:table-cell table:style-name="ce42" office:value-type="float" office:value="757568.41031809" calcext:value-type="float">
            <text:p><text:s/>757,568 <text:s/></text:p>
          </table:table-cell>
          <table:table-cell table:style-name="ce42" office:value-type="float" office:value="56639" calcext:value-type="float">
            <text:p><text:s/>56,639 <text:s/></text:p>
          </table:table-cell>
          <table:table-cell table:style-name="ce42" office:value-type="float" office:value="34480.0888888889" calcext:value-type="float">
            <text:p><text:s/>34,480 <text:s/></text:p>
          </table:table-cell>
          <table:table-cell table:style-name="ce42" office:value-type="float" office:value="194505" calcext:value-type="float">
            <text:p><text:s/>194,5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331912.4" calcext:value-type="float">
            <text:p><text:s/>8,331,912 <text:s/></text:p>
          </table:table-cell>
          <table:table-cell table:style-name="ce42" office:value-type="float" office:value="519344" calcext:value-type="float">
            <text:p><text:s/>519,3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6965.333333333" calcext:value-type="float">
            <text:p><text:s/>386,965 <text:s/></text:p>
          </table:table-cell>
          <table:table-cell table:style-name="ce42" office:value-type="float" office:value="1013794.44444444" calcext:value-type="float">
            <text:p><text:s/>1,013,794 <text:s/></text:p>
          </table:table-cell>
          <table:table-cell table:style-name="ce42" office:value-type="float" office:value="47795.0193364109" calcext:value-type="float">
            <text:p><text:s/>47,795 <text:s/></text:p>
          </table:table-cell>
          <table:table-cell table:style-name="ce42" office:value-type="float" office:value="19928" calcext:value-type="float">
            <text:p><text:s/>19,928 <text:s/></text:p>
          </table:table-cell>
          <table:table-cell table:style-name="ce42" office:value-type="float" office:value="221933" calcext:value-type="float">
            <text:p><text:s/>221,933 <text:s/></text:p>
          </table:table-cell>
          <table:table-cell table:style-name="ce42" office:value-type="float" office:value="143965" calcext:value-type="float">
            <text:p><text:s/>143,9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13822.933333333" calcext:value-type="float">
            <text:p><text:s/>213,823 <text:s/></text:p>
          </table:table-cell>
          <table:table-cell table:style-name="ce42" office:value-type="float" office:value="2501256.53333333" calcext:value-type="float">
            <text:p><text:s/>2,501,2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49.86666666667" calcext:value-type="float">
            <text:p><text:s/>5,1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82488.133333333" calcext:value-type="float">
            <text:p><text:s/>182,488 <text:s/></text:p>
          </table:table-cell>
          <table:table-cell table:style-name="ce42" office:value-type="float" office:value="246103.989866667" calcext:value-type="float">
            <text:p><text:s/>246,104 <text:s/></text:p>
          </table:table-cell>
          <table:table-cell table:style-name="ce42" office:value-type="float" office:value="-799" calcext:value-type="float">
            <text:p><text:s/>-799 <text:s/></text:p>
          </table:table-cell>
          <table:table-cell table:style-name="ce42" office:value-type="float" office:value="-229991.466666667" calcext:value-type="float">
            <text:p><text:s/>-229,991 <text:s/></text:p>
          </table:table-cell>
          <table:table-cell table:style-name="ce42" office:value-type="float" office:value="55437.7777777777" calcext:value-type="float">
            <text:p><text:s/>55,438 <text:s/></text:p>
          </table:table-cell>
          <table:table-cell table:style-name="ce42" office:value-type="float" office:value="-11731.5888888889" calcext:value-type="float">
            <text:p><text:s/>-11,732 <text:s/></text:p>
          </table:table-cell>
          <table:table-cell table:style-name="ce42" office:value-type="float" office:value="-822" calcext:value-type="float">
            <text:p><text:s/>-822 <text:s/></text:p>
          </table:table-cell>
          <table:table-cell table:style-name="ce42" office:value-type="float" office:value="64316.2444444445" calcext:value-type="float">
            <text:p><text:s/>64,316 <text:s/></text:p>
          </table:table-cell>
          <table:table-cell table:style-name="ce42" office:value-type="float" office:value="-120211" calcext:value-type="float">
            <text:p><text:s/>-120,21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8728223.46666667" calcext:value-type="float">
            <text:p><text:s/>-8,728,223 <text:s/></text:p>
          </table:table-cell>
          <table:table-cell table:style-name="ce43" office:value-type="float" office:value="-3120679.98986667" calcext:value-type="float">
            <text:p><text:s/>-3,120,680 <text:s/></text:p>
          </table:table-cell>
          <table:table-cell table:style-name="ce43" office:value-type="float" office:value="799" calcext:value-type="float">
            <text:p><text:s/>799 <text:s/></text:p>
          </table:table-cell>
          <table:table-cell table:style-name="ce43" office:value-type="float" office:value="263073.066666667" calcext:value-type="float">
            <text:p><text:s/>263,073 <text:s/></text:p>
          </table:table-cell>
          <table:table-cell table:style-name="ce43" office:value-type="float" office:value="-1056016.66666667" calcext:value-type="float">
            <text:p><text:s/>-1,056,017 <text:s/></text:p>
          </table:table-cell>
          <table:table-cell table:style-name="ce43" office:value-type="float" office:value="721504.979870568" calcext:value-type="float">
            <text:p><text:s/>721,505 <text:s/></text:p>
          </table:table-cell>
          <table:table-cell table:style-name="ce43" office:value-type="float" office:value="37533" calcext:value-type="float">
            <text:p><text:s/>37,533 <text:s/></text:p>
          </table:table-cell>
          <table:table-cell table:style-name="ce43" office:value-type="float" office:value="-251769.155555556" calcext:value-type="float">
            <text:p><text:s/>-251,769 <text:s/></text:p>
          </table:table-cell>
          <table:table-cell table:style-name="ce43" office:value-type="float" office:value="170751" calcext:value-type="float">
            <text:p><text:s/>170,7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45140.6666666667" calcext:value-type="float">
            <text:p><text:s/>45,141 <text:s/></text:p>
          </table:table-cell>
          <table:table-cell table:style-name="ce42" office:value-type="float" office:value="1940417.06666667" calcext:value-type="float">
            <text:p><text:s/>1,940,417 <text:s/></text:p>
          </table:table-cell>
          <table:table-cell table:style-name="ce42" office:value-type="float" office:value="414" calcext:value-type="float">
            <text:p><text:s/>414 <text:s/></text:p>
          </table:table-cell>
          <table:table-cell table:style-name="ce42" office:value-type="float" office:value="42288" calcext:value-type="float">
            <text:p><text:s/>42,2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12.04444444444" calcext:value-type="float">
            <text:p><text:s/>1,6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3983" calcext:value-type="float">
            <text:p><text:s/>213,98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67017.333333333" calcext:value-type="float">
            <text:p><text:s/>-267,017 <text:s/></text:p>
          </table:table-cell>
          <table:table-cell table:style-name="ce43" office:value-type="float" office:value="-1031856.93440333" calcext:value-type="float">
            <text:p><text:s/>-1,031,85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54346.336990039" calcext:value-type="float">
            <text:p><text:s/>154,346 <text:s/></text:p>
          </table:table-cell>
          <table:table-cell table:style-name="ce42" office:value-type="float" office:value="3616319.27253301" calcext:value-type="float">
            <text:p><text:s/>3,616,3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7715.782914703" calcext:value-type="float">
            <text:p><text:s/>517,716 <text:s/></text:p>
          </table:table-cell>
          <table:table-cell table:style-name="ce42" office:value-type="float" office:value="4400.956007004" calcext:value-type="float">
            <text:p><text:s/>4,4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49379.066666667" calcext:value-type="float">
            <text:p><text:s/>149,379 <text:s/></text:p>
          </table:table-cell>
          <table:table-cell table:style-name="ce42" office:value-type="float" office:value="2652968.53333333" calcext:value-type="float">
            <text:p><text:s/>2,652,9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64.8" calcext:value-type="float">
            <text:p><text:s/>20,7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967.270323372" calcext:value-type="float">
            <text:p><text:s/>4,967 <text:s/></text:p>
          </table:table-cell>
          <table:table-cell table:style-name="ce43" office:value-type="float" office:value="942585.939199676" calcext:value-type="float">
            <text:p><text:s/>942,58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17715.782914703" calcext:value-type="float">
            <text:p><text:s/>517,716 <text:s/></text:p>
          </table:table-cell>
          <table:table-cell table:style-name="ce43" office:value-type="float" office:value="4400.956007004" calcext:value-type="float">
            <text:p><text:s/>4,4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389322.2666667" calcext:value-type="float">
            <text:p><text:s/>14,389,322 <text:s/></text:p>
          </table:table-cell>
          <table:table-cell table:style-name="ce42" office:value-type="float" office:value="14471740.7414367" calcext:value-type="float">
            <text:p><text:s/>14,471,741 <text:s/></text:p>
          </table:table-cell>
          <table:table-cell table:style-name="ce42" office:value-type="float" office:value="8062" calcext:value-type="float">
            <text:p><text:s/>8,062 <text:s/></text:p>
          </table:table-cell>
          <table:table-cell table:style-name="ce42" office:value-type="float" office:value="323865.6" calcext:value-type="float">
            <text:p><text:s/>323,866 <text:s/></text:p>
          </table:table-cell>
          <table:table-cell table:style-name="ce42" office:value-type="float" office:value="1527776.66666667" calcext:value-type="float">
            <text:p><text:s/>1,527,777 <text:s/></text:p>
          </table:table-cell>
          <table:table-cell table:style-name="ce42" office:value-type="float" office:value="105853.588888889" calcext:value-type="float">
            <text:p><text:s/>105,8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4293.86666667" calcext:value-type="float">
            <text:p><text:s/>1,254,294 <text:s/></text:p>
          </table:table-cell>
          <table:table-cell table:style-name="ce42" office:value-type="float" office:value="1949106.89555556" calcext:value-type="float">
            <text:p><text:s/>1,949,10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267492.4373333" calcext:value-type="float">
            <text:p><text:s/>14,267,492 <text:s/></text:p>
          </table:table-cell>
          <table:table-cell table:style-name="ce42" office:value-type="float" office:value="14471740.7414367" calcext:value-type="float">
            <text:p><text:s/>14,471,741 <text:s/></text:p>
          </table:table-cell>
          <table:table-cell table:style-name="ce42" office:value-type="float" office:value="8062" calcext:value-type="float">
            <text:p><text:s/>8,062 <text:s/></text:p>
          </table:table-cell>
          <table:table-cell table:style-name="ce42" office:value-type="float" office:value="323865.6" calcext:value-type="float">
            <text:p><text:s/>323,866 <text:s/></text:p>
          </table:table-cell>
          <table:table-cell table:style-name="ce42" office:value-type="float" office:value="1527776.66666667" calcext:value-type="float">
            <text:p><text:s/>1,527,777 <text:s/></text:p>
          </table:table-cell>
          <table:table-cell table:style-name="ce42" office:value-type="float" office:value="105853.588888889" calcext:value-type="float">
            <text:p><text:s/>105,8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4293.86666667" calcext:value-type="float">
            <text:p><text:s/>1,254,294 <text:s/></text:p>
          </table:table-cell>
          <table:table-cell table:style-name="ce42" office:value-type="float" office:value="1797627.47688889" calcext:value-type="float">
            <text:p><text:s/>1,797,62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21829.829333333" calcext:value-type="float">
            <text:p><text:s/>121,83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51479.418666667" calcext:value-type="float">
            <text:p><text:s/>151,4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4654.6666666667" calcext:value-type="float">
            <text:p><text:s/>34,655 <text:s/></text:p>
          </table:table-cell>
          <table:table-cell table:style-name="ce42" office:value-type="float" office:value="880884.80785424" calcext:value-type="float">
            <text:p><text:s/>880,8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9557.683751964" calcext:value-type="float">
            <text:p><text:s/>439,558 <text:s/></text:p>
          </table:table-cell>
          <table:table-cell table:style-name="ce42" office:value-type="float" office:value="11936.1995485516" calcext:value-type="float">
            <text:p><text:s/>11,9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0" calcext:value-type="float">
            <text:p><text:s/>1,4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42.6666666667" calcext:value-type="float">
            <text:p><text:s/>14,8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7.2" calcext:value-type="float">
            <text:p><text:s/>1,0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4630.4" calcext:value-type="float">
            <text:p><text:s/>34,630 <text:s/></text:p>
          </table:table-cell>
          <table:table-cell table:style-name="ce42" office:value-type="float" office:value="863574.941187573" calcext:value-type="float">
            <text:p><text:s/>863,5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9557.683751964" calcext:value-type="float">
            <text:p><text:s/>439,558 <text:s/></text:p>
          </table:table-cell>
          <table:table-cell table:style-name="ce42" office:value-type="float" office:value="11936.1995485516" calcext:value-type="float">
            <text:p><text:s/>11,9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4.2666666666667" calcext:value-type="float">
            <text:p><text:s/>24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693974.46300996" calcext:value-type="float">
            <text:p><text:s/>5,693,974 <text:s/></text:p>
          </table:table-cell>
          <table:table-cell table:style-name="ce44" office:value-type="float" office:value="5945296.53891942" calcext:value-type="float">
            <text:p><text:s/>5,945,297 <text:s/></text:p>
          </table:table-cell>
          <table:table-cell table:style-name="ce44" office:value-type="float" office:value="8447" calcext:value-type="float">
            <text:p><text:s/>8,447 <text:s/></text:p>
          </table:table-cell>
          <table:table-cell table:style-name="ce44" office:value-type="float" office:value="544650.666666667" calcext:value-type="float">
            <text:p><text:s/>544,651 <text:s/></text:p>
          </table:table-cell>
          <table:table-cell table:style-name="ce44" office:value-type="float" office:value="471760" calcext:value-type="float">
            <text:p><text:s/>471,760 <text:s/></text:p>
          </table:table-cell>
          <table:table-cell table:style-name="ce44" office:value-type="float" office:value="825746.524315012" calcext:value-type="float">
            <text:p><text:s/>825,747 <text:s/></text:p>
          </table:table-cell>
          <table:table-cell table:style-name="ce44" office:value-type="float" office:value="37533" calcext:value-type="float">
            <text:p><text:s/>37,533 <text:s/></text:p>
          </table:table-cell>
          <table:table-cell table:style-name="ce44" office:value-type="float" office:value="45251.2444444444" calcext:value-type="float">
            <text:p><text:s/>45,251 <text:s/></text:p>
          </table:table-cell>
          <table:table-cell table:style-name="ce44" office:value-type="float" office:value="1889537.74" calcext:value-type="float">
            <text:p><text:s/>1,889,53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693974.46300996" calcext:value-type="float">
            <text:p><text:s/>5,693,974 <text:s/></text:p>
          </table:table-cell>
          <table:table-cell table:style-name="ce44" office:value-type="float" office:value="5945296.53891942" calcext:value-type="float">
            <text:p><text:s/>5,945,297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50.777777777774" calcext:value-type="float">
            <text:p><text:s/>351 <text:s/></text:p>
          </table:table-cell>
          <table:table-cell table:style-name="ce44" office:value-type="float" office:value="14303" calcext:value-type="float">
            <text:p><text:s/>14,3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13646.463009961" calcext:value-type="float">
            <text:p><text:s/>213,646 <text:s/></text:p>
          </table:table-cell>
          <table:table-cell table:style-name="ce42" office:value-type="float" office:value="5192409.07225275" calcext:value-type="float">
            <text:p><text:s/>5,192,4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0.777777777774" calcext:value-type="float">
            <text:p><text:s/>351 <text:s/></text:p>
          </table:table-cell>
          <table:table-cell table:style-name="ce42" office:value-type="float" office:value="14303" calcext:value-type="float">
            <text:p><text:s/>14,3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0019.3333333333" calcext:value-type="float">
            <text:p><text:s/>10,019 <text:s/></text:p>
          </table:table-cell>
          <table:table-cell table:style-name="ce42" office:value-type="float" office:value="30483.2" calcext:value-type="float">
            <text:p><text:s/>30,4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6311.2" calcext:value-type="float">
            <text:p><text:s/>6,311 <text:s/></text:p>
          </table:table-cell>
          <table:table-cell table:style-name="ce42" office:value-type="float" office:value="360671.987141067" calcext:value-type="float">
            <text:p><text:s/>360,6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136.19835838" calcext:value-type="float">
            <text:p><text:s/>7,136 <text:s/></text:p>
          </table:table-cell>
          <table:table-cell table:style-name="ce42" office:value-type="float" office:value="1048901.13082252" calcext:value-type="float">
            <text:p><text:s/>1,048,9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7.46666666666667" calcext:value-type="float">
            <text:p><text:s/>7 <text:s/></text:p>
          </table:table-cell>
          <table:table-cell table:style-name="ce42" office:value-type="float" office:value="36592" calcext:value-type="float">
            <text:p><text:s/>36,5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72.8" calcext:value-type="float">
            <text:p><text:s/>73 <text:s/></text:p>
          </table:table-cell>
          <table:table-cell table:style-name="ce42" office:value-type="float" office:value="6098.13333333333" calcext:value-type="float">
            <text:p><text:s/>6,0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41.959811101333" calcext:value-type="float">
            <text:p><text:s/>542 <text:s/></text:p>
          </table:table-cell>
          <table:table-cell table:style-name="ce42" office:value-type="float" office:value="343871.123569615" calcext:value-type="float">
            <text:p><text:s/>343,8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44.666666666667" calcext:value-type="float">
            <text:p><text:s/>145 <text:s/></text:p>
          </table:table-cell>
          <table:table-cell table:style-name="ce42" office:value-type="float" office:value="2746.66666666667" calcext:value-type="float">
            <text:p><text:s/>2,7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9235.6381737667" calcext:value-type="float">
            <text:p><text:s/>79,236 <text:s/></text:p>
          </table:table-cell>
          <table:table-cell table:style-name="ce42" office:value-type="float" office:value="1520954.68312889" calcext:value-type="float">
            <text:p><text:s/>1,520,9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35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8575.1212271013" calcext:value-type="float">
            <text:p><text:s/>78,575 <text:s/></text:p>
          </table:table-cell>
          <table:table-cell table:style-name="ce42" office:value-type="float" office:value="1195314.36946281" calcext:value-type="float">
            <text:p><text:s/>1,195,3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35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5525.92122710133" calcext:value-type="float">
            <text:p>( 5,526 <text:s/>)</text:p>
          </table:table-cell>
          <table:table-cell table:style-name="ce45" office:value-type="float" office:value="768618.090627147" calcext:value-type="float">
            <text:p>( 768,61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3049.2" calcext:value-type="float">
            <text:p>( 73,049 <text:s/>)</text:p>
          </table:table-cell>
          <table:table-cell table:style-name="ce45" office:value-type="float" office:value="419559.212168992" calcext:value-type="float">
            <text:p>( 419,55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-0.0000000000035" calcext:value-type="float">
            <text:p>( -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137.06666666667" calcext:value-type="float">
            <text:p>( 7,13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13.653189973333" calcext:value-type="float">
            <text:p><text:s/>414 <text:s/></text:p>
          </table:table-cell>
          <table:table-cell table:style-name="ce42" office:value-type="float" office:value="42454.4367880107" calcext:value-type="float">
            <text:p><text:s/>42,4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53.530423358667" calcext:value-type="float">
            <text:p><text:s/>154 <text:s/></text:p>
          </table:table-cell>
          <table:table-cell table:style-name="ce42" office:value-type="float" office:value="210914.943544736" calcext:value-type="float">
            <text:p><text:s/>210,9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93.3333333333333" calcext:value-type="float">
            <text:p><text:s/>93 <text:s/></text:p>
          </table:table-cell>
          <table:table-cell table:style-name="ce46" office:value-type="float" office:value="72270.9333333333" calcext:value-type="float">
            <text:p><text:s/>72,27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186.4" calcext:value-type="float">
            <text:p><text:s/>3,186 <text:s/></text:p>
          </table:table-cell>
          <table:table-cell table:style-name="ce42" office:value-type="float" office:value="253947.733333333" calcext:value-type="float">
            <text:p><text:s/>253,9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33.333333333333" calcext:value-type="float">
            <text:p><text:s/>233 <text:s/></text:p>
          </table:table-cell>
          <table:table-cell table:style-name="ce42" office:value-type="float" office:value="32793.6" calcext:value-type="float">
            <text:p><text:s/>32,7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94.133333333333" calcext:value-type="float">
            <text:p><text:s/>194 <text:s/></text:p>
          </table:table-cell>
          <table:table-cell table:style-name="ce46" office:value-type="float" office:value="70249.6" calcext:value-type="float">
            <text:p><text:s/>70,25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3998.8" calcext:value-type="float">
            <text:p><text:s/>23,999 <text:s/></text:p>
          </table:table-cell>
          <table:table-cell table:style-name="ce42" office:value-type="float" office:value="430157.866666667" calcext:value-type="float">
            <text:p><text:s/>430,1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0.777777777778" calcext:value-type="float">
            <text:p><text:s/>35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1187.6" calcext:value-type="float">
            <text:p><text:s/>21,188 <text:s/></text:p>
          </table:table-cell>
          <table:table-cell table:style-name="ce42" office:value-type="float" office:value="78625.0666666667" calcext:value-type="float">
            <text:p><text:s/>78,6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2.555555555556" calcext:value-type="float">
            <text:p><text:s/>3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811.2" calcext:value-type="float">
            <text:p><text:s/>2,811 <text:s/></text:p>
          </table:table-cell>
          <table:table-cell table:style-name="ce42" office:value-type="float" office:value="351532.8" calcext:value-type="float">
            <text:p><text:s/>351,5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.2222222222222" calcext:value-type="float">
            <text:p><text:s/>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42" calcext:value-type="float">
            <text:p>( 42 <text:s/>)</text:p>
          </table:table-cell>
          <table:table-cell table:style-name="ce45" office:value-type="float" office:value="3086.93333333333" calcext:value-type="float">
            <text:p>( 3,08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9.33333333333333" calcext:value-type="float">
            <text:p>( 9 <text:s/>)</text:p>
          </table:table-cell>
          <table:table-cell table:style-name="ce47" office:value-type="float" office:value="31415.4666666667" calcext:value-type="float">
            <text:p>( 31,41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622.53333333333" calcext:value-type="float">
            <text:p><text:s/>7,623 <text:s/></text:p>
          </table:table-cell>
          <table:table-cell table:style-name="ce42" office:value-type="float" office:value="685765.237333333" calcext:value-type="float">
            <text:p><text:s/>685,7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303" calcext:value-type="float">
            <text:p><text:s/>14,30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206.26666666667" calcext:value-type="float">
            <text:p><text:s/>7,206 <text:s/></text:p>
          </table:table-cell>
          <table:table-cell table:style-name="ce42" office:value-type="float" office:value="587024.970666667" calcext:value-type="float">
            <text:p><text:s/>587,0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303" calcext:value-type="float">
            <text:p><text:s/>14,30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416.266666666667" calcext:value-type="float">
            <text:p><text:s/>416 <text:s/></text:p>
          </table:table-cell>
          <table:table-cell table:style-name="ce42" office:value-type="float" office:value="98740.2666666667" calcext:value-type="float">
            <text:p><text:s/>98,7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8712.5333333333" calcext:value-type="float">
            <text:p>( 38,71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960.53333333333" calcext:value-type="float">
            <text:p><text:s/>2,961 <text:s/></text:p>
          </table:table-cell>
          <table:table-cell table:style-name="ce42" office:value-type="float" office:value="97657.6" calcext:value-type="float">
            <text:p><text:s/>97,6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714" calcext:value-type="float">
            <text:p><text:s/>714 <text:s/></text:p>
          </table:table-cell>
          <table:table-cell table:style-name="ce46" office:value-type="float" office:value="12889.6" calcext:value-type="float">
            <text:p><text:s/>12,89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7330.8" calcext:value-type="float">
            <text:p><text:s/>27,331 <text:s/></text:p>
          </table:table-cell>
          <table:table-cell table:style-name="ce42" office:value-type="float" office:value="107560.824284" calcext:value-type="float">
            <text:p><text:s/>107,5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7239.86666666667" calcext:value-type="float">
            <text:p><text:s/>7,240 <text:s/></text:p>
          </table:table-cell>
          <table:table-cell table:style-name="ce42" office:value-type="float" office:value="27265.0666666667" calcext:value-type="float">
            <text:p><text:s/>27,2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360.8" calcext:value-type="float">
            <text:p><text:s/>1,361 <text:s/></text:p>
          </table:table-cell>
          <table:table-cell table:style-name="ce42" office:value-type="float" office:value="28634.6666666667" calcext:value-type="float">
            <text:p><text:s/>28,6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183.46666671333" calcext:value-type="float">
            <text:p><text:s/>1,183 <text:s/></text:p>
          </table:table-cell>
          <table:table-cell table:style-name="ce42" office:value-type="float" office:value="56.5333333333333" calcext:value-type="float">
            <text:p><text:s/>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34152.5333333333" calcext:value-type="float">
            <text:p><text:s/>34,153 <text:s/></text:p>
          </table:table-cell>
          <table:table-cell table:style-name="ce42" office:value-type="float" office:value="68915.2" calcext:value-type="float">
            <text:p><text:s/>68,9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196.6193066667" calcext:value-type="float">
            <text:p><text:s/>26,19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153388.4" calcext:value-type="float">
            <text:p><text:s/>4,153,388 <text:s/></text:p>
          </table:table-cell>
          <table:table-cell table:style-name="ce42" office:value-type="float" office:value="269993.6" calcext:value-type="float">
            <text:p><text:s/>269,9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994586.4" calcext:value-type="float">
            <text:p><text:s/>3,994,58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4315.8666666667" calcext:value-type="float">
            <text:p><text:s/>34,31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24486.133333333" calcext:value-type="float">
            <text:p><text:s/>124,486 <text:s/></text:p>
          </table:table-cell>
          <table:table-cell table:style-name="ce42" office:value-type="float" office:value="269993.6" calcext:value-type="float">
            <text:p><text:s/>269,9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912614.266666667" calcext:value-type="float">
            <text:p><text:s/>912,614 <text:s/></text:p>
          </table:table-cell>
          <table:table-cell table:style-name="ce42" office:value-type="float" office:value="26660.2666666667" calcext:value-type="float">
            <text:p><text:s/>26,6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379.46666666667" calcext:value-type="float">
            <text:p><text:s/>1,379 <text:s/></text:p>
          </table:table-cell>
          <table:table-cell table:style-name="ce42" office:value-type="float" office:value="3249.06666666667" calcext:value-type="float">
            <text:p><text:s/>3,2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911234.8" calcext:value-type="float">
            <text:p><text:s/>911,235 <text:s/></text:p>
          </table:table-cell>
          <table:table-cell table:style-name="ce43" office:value-type="float" office:value="23411.2" calcext:value-type="float">
            <text:p><text:s/>23,41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14325.333333333" calcext:value-type="float">
            <text:p><text:s/>414,325 <text:s/></text:p>
          </table:table-cell>
          <table:table-cell table:style-name="ce42" office:value-type="float" office:value="456233.6" calcext:value-type="float">
            <text:p><text:s/>456,2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5989.8666666667" calcext:value-type="float">
            <text:p><text:s/>85,990 <text:s/></text:p>
          </table:table-cell>
          <table:table-cell table:style-name="ce42" office:value-type="float" office:value="371829.333333333" calcext:value-type="float">
            <text:p><text:s/>371,8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316.93333333333" calcext:value-type="float">
            <text:p><text:s/>1,317 <text:s/></text:p>
          </table:table-cell>
          <table:table-cell table:style-name="ce42" office:value-type="float" office:value="8102.4" calcext:value-type="float">
            <text:p><text:s/>8,1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9546.13333333333" calcext:value-type="float">
            <text:p><text:s/>9,546 <text:s/></text:p>
          </table:table-cell>
          <table:table-cell table:style-name="ce42" office:value-type="float" office:value="357.333333333333" calcext:value-type="float">
            <text:p><text:s/>3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3063.2" calcext:value-type="float">
            <text:p><text:s/>3,06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528.8" calcext:value-type="float">
            <text:p><text:s/>1,529 <text:s/></text:p>
          </table:table-cell>
          <table:table-cell table:style-name="ce42" office:value-type="float" office:value="2986.66666666667" calcext:value-type="float">
            <text:p><text:s/>2,9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5086.4" calcext:value-type="float">
            <text:p><text:s/>225,086 <text:s/></text:p>
          </table:table-cell>
          <table:table-cell table:style-name="ce42" office:value-type="float" office:value="7058.13333333333" calcext:value-type="float">
            <text:p><text:s/>7,0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7794" calcext:value-type="float">
            <text:p><text:s/>87,794 <text:s/></text:p>
          </table:table-cell>
          <table:table-cell table:style-name="ce43" office:value-type="float" office:value="65899.7333333333" calcext:value-type="float">
            <text:p><text:s/>65,90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47" calcext:value-type="float">
            <text:p><text:s/>8,447 <text:s/></text:p>
          </table:table-cell>
          <table:table-cell table:style-name="ce42" office:value-type="float" office:value="544650.666666667" calcext:value-type="float">
            <text:p><text:s/>544,651 <text:s/></text:p>
          </table:table-cell>
          <table:table-cell table:style-name="ce42" office:value-type="float" office:value="471760" calcext:value-type="float">
            <text:p><text:s/>471,760 <text:s/></text:p>
          </table:table-cell>
          <table:table-cell table:style-name="ce42" office:value-type="float" office:value="825746.524315012" calcext:value-type="float">
            <text:p><text:s/>825,747 <text:s/></text:p>
          </table:table-cell>
          <table:table-cell table:style-name="ce42" office:value-type="float" office:value="37533" calcext:value-type="float">
            <text:p><text:s/>37,533 <text:s/></text:p>
          </table:table-cell>
          <table:table-cell table:style-name="ce42" office:value-type="float" office:value="44900.4666666667" calcext:value-type="float">
            <text:p><text:s/>44,900 <text:s/></text:p>
          </table:table-cell>
          <table:table-cell table:style-name="ce42" office:value-type="float" office:value="1875234.74" calcext:value-type="float">
            <text:p><text:s/>1,875,23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47" calcext:value-type="float">
            <text:p><text:s/>8,447 <text:s/></text:p>
          </table:table-cell>
          <table:table-cell table:style-name="ce42" office:value-type="float" office:value="544650.666666667" calcext:value-type="float">
            <text:p><text:s/>544,651 <text:s/></text:p>
          </table:table-cell>
          <table:table-cell table:style-name="ce42" office:value-type="float" office:value="471760" calcext:value-type="float">
            <text:p><text:s/>471,760 <text:s/></text:p>
          </table:table-cell>
          <table:table-cell table:style-name="ce42" office:value-type="float" office:value="825746.524315012" calcext:value-type="float">
            <text:p><text:s/>825,747 <text:s/></text:p>
          </table:table-cell>
          <table:table-cell table:style-name="ce42" office:value-type="float" office:value="37533" calcext:value-type="float">
            <text:p><text:s/>37,533 <text:s/></text:p>
          </table:table-cell>
          <table:table-cell table:style-name="ce42" office:value-type="float" office:value="44900.4666666667" calcext:value-type="float">
            <text:p><text:s/>44,900 <text:s/></text:p>
          </table:table-cell>
          <table:table-cell table:style-name="ce42" office:value-type="float" office:value="1875234.74" calcext:value-type="float">
            <text:p><text:s/>1,875,23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91575.893804532" calcext:value-type="float">
            <text:p><text:s/>591,576 <text:s/></text:p>
          </table:table-cell>
          <table:table-cell table:style-name="ce42" office:value-type="float" office:value="14681799.9908865" calcext:value-type="float">
            <text:p><text:s/>14,681,8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00025.417082" calcext:value-type="float">
            <text:p><text:s/>1,800,025 <text:s/></text:p>
          </table:table-cell>
          <table:table-cell table:style-name="ce42" office:value-type="float" office:value="19011.289957" calcext:value-type="float">
            <text:p><text:s/>19,011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78385.179515532" calcext:value-type="float">
            <text:p><text:s/>578,385 <text:s/></text:p>
          </table:table-cell>
          <table:table-cell table:style-name="ce42" office:value-type="float" office:value="10341187.6274845" calcext:value-type="float">
            <text:p><text:s/>10,341,1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927.324501" calcext:value-type="float">
            <text:p><text:s/>51,9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3190.714289" calcext:value-type="float">
            <text:p><text:s/>13,191 <text:s/></text:p>
          </table:table-cell>
          <table:table-cell table:style-name="ce42" office:value-type="float" office:value="4288685.038901" calcext:value-type="float">
            <text:p><text:s/>4,288,6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00025.417082" calcext:value-type="float">
            <text:p><text:s/>1,800,025 <text:s/></text:p>
          </table:table-cell>
          <table:table-cell table:style-name="ce42" office:value-type="float" office:value="19011.289957" calcext:value-type="float">
            <text:p><text:s/>19,011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794.720102" calcext:value-type="float">
            <text:p><text:s/>85,7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54424.666845" calcext:value-type="float">
            <text:p><text:s/>1,454,425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5794.720102" calcext:value-type="float">
            <text:p><text:s/>85,79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54424.666845" calcext:value-type="float">
            <text:p><text:s/>1,454,425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486640" calcext:value-type="float">
            <text:p><text:s/>486,64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95011.06566326" calcext:value-type="float">
            <text:p><text:s/>1,595,011 <text:s/></text:p>
          </table:table-cell>
          <table:table-cell table:style-name="ce41" office:value-type="float" office:value="264348.81555215" calcext:value-type="float">
            <text:p><text:s/>264,349 <text:s/></text:p>
          </table:table-cell>
          <table:table-cell table:style-name="ce41" office:value-type="float" office:value="243788.34007715" calcext:value-type="float">
            <text:p><text:s/>243,78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0560.475475" calcext:value-type="float">
            <text:p><text:s/>20,560 <text:s/></text:p>
          </table:table-cell>
          <table:table-cell table:style-name="ce41" office:value-type="float" office:value="1330662.25011111" calcext:value-type="float">
            <text:p><text:s/>1,330,66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372990.44857272" calcext:value-type="float">
            <text:p><text:s/>9,372,9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72990.44857272" calcext:value-type="float">
            <text:p><text:s/>9,372,9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5004.1865369783" calcext:value-type="float">
            <text:p><text:s/>-25,004 <text:s/></text:p>
          </table:table-cell>
          <table:table-cell table:style-name="ce42" office:value-type="float" office:value="55558.8764444444" calcext:value-type="float">
            <text:p><text:s/>55,559 <text:s/></text:p>
          </table:table-cell>
          <table:table-cell table:style-name="ce42" office:value-type="float" office:value="-80563.0629814228" calcext:value-type="float">
            <text:p><text:s/>-80,5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884634.6351097" calcext:value-type="float">
            <text:p><text:s/>9,884,635 <text:s/></text:p>
          </table:table-cell>
          <table:table-cell table:style-name="ce43" office:value-type="float" office:value="431081.123555556" calcext:value-type="float">
            <text:p><text:s/>431,081 <text:s/></text:p>
          </table:table-cell>
          <table:table-cell table:style-name="ce43" office:value-type="float" office:value="9453553.51155415" calcext:value-type="float">
            <text:p><text:s/>9,453,554 <text:s/></text:p>
          </table:table-cell>
          <table:table-cell table:style-name="ce43" office:value-type="float" office:value="1595011.06566326" calcext:value-type="float">
            <text:p><text:s/>1,595,011 <text:s/></text:p>
          </table:table-cell>
          <table:table-cell table:style-name="ce43" office:value-type="float" office:value="264348.81555215" calcext:value-type="float">
            <text:p><text:s/>264,349 <text:s/></text:p>
          </table:table-cell>
          <table:table-cell table:style-name="ce43" office:value-type="float" office:value="243788.34007715" calcext:value-type="float">
            <text:p><text:s/>243,78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560.475475" calcext:value-type="float">
            <text:p><text:s/>20,560 <text:s/></text:p>
          </table:table-cell>
          <table:table-cell table:style-name="ce43" office:value-type="float" office:value="1330662.25011111" calcext:value-type="float">
            <text:p><text:s/>1,330,6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0351026.3497961" calcext:value-type="float">
            <text:p><text:s/>10,351,0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51026.3497961" calcext:value-type="float">
            <text:p><text:s/>10,351,0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50961.379353068" calcext:value-type="float">
            <text:p><text:s/>-150,961 <text:s/></text:p>
          </table:table-cell>
          <table:table-cell table:style-name="ce43" office:value-type="float" office:value="-5102.83911111113" calcext:value-type="float">
            <text:p><text:s/>-5,103 <text:s/></text:p>
          </table:table-cell>
          <table:table-cell table:style-name="ce43" office:value-type="float" office:value="-145858.540241957" calcext:value-type="float">
            <text:p><text:s/>-145,859 <text:s/></text:p>
          </table:table-cell>
          <table:table-cell table:style-name="ce43" office:value-type="float" office:value="-0.000000000013" calcext:value-type="float">
            <text:p><text:s/>-0 <text:s/></text:p>
          </table:table-cell>
          <table:table-cell table:number-columns-repeated="2" table:style-name="ce43" office:value-type="float" office:value="-0.000000000003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0.00000000001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535402.39589466" calcext:value-type="float">
            <text:p><text:s/>7,535,402 <text:s/></text:p>
          </table:table-cell>
          <table:table-cell table:style-name="ce42" office:value-type="float" office:value="5044.33029892445" calcext:value-type="float">
            <text:p><text:s/>5,044 <text:s/></text:p>
          </table:table-cell>
          <table:table-cell table:style-name="ce42" office:value-type="float" office:value="7530358.06559574" calcext:value-type="float">
            <text:p><text:s/>7,530,358 <text:s/></text:p>
          </table:table-cell>
          <table:table-cell table:style-name="ce42" office:value-type="float" office:value="1120120.5270162" calcext:value-type="float">
            <text:p><text:s/>1,120,121 <text:s/></text:p>
          </table:table-cell>
          <table:table-cell table:style-name="ce42" office:value-type="float" office:value="74035.8688784456" calcext:value-type="float">
            <text:p><text:s/>74,036 <text:s/></text:p>
          </table:table-cell>
          <table:table-cell table:style-name="ce42" office:value-type="float" office:value="57587.4884984456" calcext:value-type="float">
            <text:p><text:s/>57,5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48.38038" calcext:value-type="float">
            <text:p><text:s/>16,448 <text:s/></text:p>
          </table:table-cell>
          <table:table-cell table:style-name="ce42" office:value-type="float" office:value="1046084.65813775" calcext:value-type="float">
            <text:p><text:s/>1,046,0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9290" calcext:value-type="float">
            <text:p><text:s/>9,2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90" calcext:value-type="float">
            <text:p><text:s/>9,2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414167" calcext:value-type="float">
            <text:p><text:s/>7,414,1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14167" calcext:value-type="float">
            <text:p><text:s/>7,414,1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2631.48888888889" calcext:value-type="float">
            <text:p><text:s/>2,6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847.3977777778" calcext:value-type="float">
            <text:p><text:s/>32,8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847.3977777778" calcext:value-type="float">
            <text:p><text:s/>32,84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9313.907005776" calcext:value-type="float">
            <text:p><text:s/>109,314 <text:s/></text:p>
          </table:table-cell>
          <table:table-cell table:style-name="ce43" office:value-type="float" office:value="2412.84141003556" calcext:value-type="float">
            <text:p><text:s/>2,413 <text:s/></text:p>
          </table:table-cell>
          <table:table-cell table:style-name="ce43" office:value-type="float" office:value="106901.06559574" calcext:value-type="float">
            <text:p><text:s/>106,901 <text:s/></text:p>
          </table:table-cell>
          <table:table-cell table:style-name="ce43" office:value-type="float" office:value="1087273.12923842" calcext:value-type="float">
            <text:p><text:s/>1,087,273 <text:s/></text:p>
          </table:table-cell>
          <table:table-cell table:style-name="ce43" office:value-type="float" office:value="74035.8688784456" calcext:value-type="float">
            <text:p><text:s/>74,036 <text:s/></text:p>
          </table:table-cell>
          <table:table-cell table:style-name="ce43" office:value-type="float" office:value="57587.4884984456" calcext:value-type="float">
            <text:p><text:s/>57,58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448.38038" calcext:value-type="float">
            <text:p><text:s/>16,448 <text:s/></text:p>
          </table:table-cell>
          <table:table-cell table:style-name="ce43" office:value-type="float" office:value="1013237.26035997" calcext:value-type="float">
            <text:p><text:s/>1,013,2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0331233" calcext:value-type="float">
            <text:p><text:s/>10,331,233 <text:s/></text:p>
          </table:table-cell>
          <table:table-cell table:style-name="ce42" office:value-type="float" office:value="838022" calcext:value-type="float">
            <text:p><text:s/>838,022 <text:s/></text:p>
          </table:table-cell>
          <table:table-cell table:style-name="ce42" office:value-type="float" office:value="9493211" calcext:value-type="float">
            <text:p><text:s/>9,493,2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0331233" calcext:value-type="float">
            <text:p><text:s/>10,331,233 <text:s/></text:p>
          </table:table-cell>
          <table:table-cell table:style-name="ce43" office:value-type="float" office:value="838022" calcext:value-type="float">
            <text:p><text:s/>838,022 <text:s/></text:p>
          </table:table-cell>
          <table:table-cell table:style-name="ce43" office:value-type="float" office:value="9493211" calcext:value-type="float">
            <text:p><text:s/>9,493,21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86991.823083572" calcext:value-type="float">
            <text:p><text:s/>386,992 <text:s/></text:p>
          </table:table-cell>
          <table:table-cell table:style-name="ce42" office:value-type="float" office:value="3267.25422222222" calcext:value-type="float">
            <text:p><text:s/>3,267 <text:s/></text:p>
          </table:table-cell>
          <table:table-cell table:style-name="ce42" office:value-type="float" office:value="383724.56886135" calcext:value-type="float">
            <text:p><text:s/>383,7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72226.679972461" calcext:value-type="float">
            <text:p><text:s/>372,227 <text:s/></text:p>
          </table:table-cell>
          <table:table-cell table:style-name="ce42" office:value-type="float" office:value="3087.11111111111" calcext:value-type="float">
            <text:p><text:s/>3,087 <text:s/></text:p>
          </table:table-cell>
          <table:table-cell table:style-name="ce42" office:value-type="float" office:value="369139.56886135" calcext:value-type="float">
            <text:p><text:s/>369,1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4765.1431111111" calcext:value-type="float">
            <text:p><text:s/>14,765 <text:s/></text:p>
          </table:table-cell>
          <table:table-cell table:style-name="ce42" office:value-type="float" office:value="180.143111111111" calcext:value-type="float">
            <text:p><text:s/>180 <text:s/></text:p>
          </table:table-cell>
          <table:table-cell table:style-name="ce42" office:value-type="float" office:value="14585" calcext:value-type="float">
            <text:p><text:s/>14,5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093408.44568843" calcext:value-type="float">
            <text:p><text:s/>2,093,408 <text:s/></text:p>
          </table:table-cell>
          <table:table-cell table:style-name="ce44" office:value-type="float" office:value="1265894.37814552" calcext:value-type="float">
            <text:p><text:s/>1,265,894 <text:s/></text:p>
          </table:table-cell>
          <table:table-cell table:style-name="ce44" office:value-type="float" office:value="827514.06754291" calcext:value-type="float">
            <text:p><text:s/>827,514 <text:s/></text:p>
          </table:table-cell>
          <table:table-cell table:style-name="ce44" office:value-type="float" office:value="474890.538647065" calcext:value-type="float">
            <text:p><text:s/>474,891 <text:s/></text:p>
          </table:table-cell>
          <table:table-cell table:style-name="ce44" office:value-type="float" office:value="190312.946673705" calcext:value-type="float">
            <text:p><text:s/>190,313 <text:s/></text:p>
          </table:table-cell>
          <table:table-cell table:style-name="ce44" office:value-type="float" office:value="186200.851578705" calcext:value-type="float">
            <text:p><text:s/>186,20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12.095095" calcext:value-type="float">
            <text:p><text:s/>4,112 <text:s/></text:p>
          </table:table-cell>
          <table:table-cell table:style-name="ce44" office:value-type="float" office:value="284577.59197336" calcext:value-type="float">
            <text:p><text:s/>284,57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093408.44568843" calcext:value-type="float">
            <text:p><text:s/>2,093,408 <text:s/></text:p>
          </table:table-cell>
          <table:table-cell table:style-name="ce44" office:value-type="float" office:value="1265894.37814552" calcext:value-type="float">
            <text:p><text:s/>1,265,894 <text:s/></text:p>
          </table:table-cell>
          <table:table-cell table:style-name="ce44" office:value-type="float" office:value="827514.06754291" calcext:value-type="float">
            <text:p><text:s/>827,514 <text:s/></text:p>
          </table:table-cell>
          <table:table-cell table:style-name="ce44" office:value-type="float" office:value="474890.538647065" calcext:value-type="float">
            <text:p><text:s/>474,891 <text:s/></text:p>
          </table:table-cell>
          <table:table-cell table:style-name="ce44" office:value-type="float" office:value="190312.946673705" calcext:value-type="float">
            <text:p><text:s/>190,313 <text:s/></text:p>
          </table:table-cell>
          <table:table-cell table:style-name="ce44" office:value-type="float" office:value="186200.851578705" calcext:value-type="float">
            <text:p><text:s/>186,20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12.095095" calcext:value-type="float">
            <text:p><text:s/>4,112 <text:s/></text:p>
          </table:table-cell>
          <table:table-cell table:style-name="ce44" office:value-type="float" office:value="284577.59197336" calcext:value-type="float">
            <text:p><text:s/>284,5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11064.668577319" calcext:value-type="float">
            <text:p><text:s/>911,065 <text:s/></text:p>
          </table:table-cell>
          <table:table-cell table:style-name="ce42" office:value-type="float" office:value="325867.779034409" calcext:value-type="float">
            <text:p><text:s/>325,868 <text:s/></text:p>
          </table:table-cell>
          <table:table-cell table:style-name="ce42" office:value-type="float" office:value="585196.88954291" calcext:value-type="float">
            <text:p><text:s/>585,197 <text:s/></text:p>
          </table:table-cell>
          <table:table-cell table:style-name="ce42" office:value-type="float" office:value="474890.538647065" calcext:value-type="float">
            <text:p><text:s/>474,891 <text:s/></text:p>
          </table:table-cell>
          <table:table-cell table:style-name="ce42" office:value-type="float" office:value="190312.946673705" calcext:value-type="float">
            <text:p><text:s/>190,313 <text:s/></text:p>
          </table:table-cell>
          <table:table-cell table:style-name="ce42" office:value-type="float" office:value="186200.851578705" calcext:value-type="float">
            <text:p><text:s/>186,2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12.095095" calcext:value-type="float">
            <text:p><text:s/>4,112 <text:s/></text:p>
          </table:table-cell>
          <table:table-cell table:style-name="ce42" office:value-type="float" office:value="284577.59197336" calcext:value-type="float">
            <text:p><text:s/>284,5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2.8888888888889" calcext:value-type="float">
            <text:p><text:s/>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8873.7705555556" calcext:value-type="float">
            <text:p><text:s/>18,874 <text:s/></text:p>
          </table:table-cell>
          <table:table-cell table:style-name="ce42" office:value-type="float" office:value="12427.1265555556" calcext:value-type="float">
            <text:p><text:s/>12,427 <text:s/></text:p>
          </table:table-cell>
          <table:table-cell table:style-name="ce42" office:value-type="float" office:value="6446.644" calcext:value-type="float">
            <text:p><text:s/>6,447 <text:s/></text:p>
          </table:table-cell>
          <table:table-cell table:number-columns-repeated="3" table:style-name="ce42" office:value-type="float" office:value="18477.0269332666" calcext:value-type="float">
            <text:p><text:s/>18,4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6355.8417777778" calcext:value-type="float">
            <text:p><text:s/>46,356 <text:s/></text:p>
          </table:table-cell>
          <table:table-cell table:style-name="ce42" office:value-type="float" office:value="3542.51377777778" calcext:value-type="float">
            <text:p><text:s/>3,543 <text:s/></text:p>
          </table:table-cell>
          <table:table-cell table:style-name="ce42" office:value-type="float" office:value="42813.328" calcext:value-type="float">
            <text:p><text:s/>42,8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65.518444444444" calcext:value-type="float">
            <text:p><text:s/>566 <text:s/></text:p>
          </table:table-cell>
          <table:table-cell table:style-name="ce42" office:value-type="float" office:value="259.932444444444" calcext:value-type="float">
            <text:p><text:s/>260 <text:s/></text:p>
          </table:table-cell>
          <table:table-cell table:style-name="ce42" office:value-type="float" office:value="305.586" calcext:value-type="float">
            <text:p><text:s/>3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878.14233333333" calcext:value-type="float">
            <text:p><text:s/>1,878 <text:s/></text:p>
          </table:table-cell>
          <table:table-cell table:style-name="ce42" office:value-type="float" office:value="630.333333333333" calcext:value-type="float">
            <text:p><text:s/>630 <text:s/></text:p>
          </table:table-cell>
          <table:table-cell table:style-name="ce42" office:value-type="float" office:value="1247.809" calcext:value-type="float">
            <text:p><text:s/>1,2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9562.56410111111" calcext:value-type="float">
            <text:p><text:s/>9,563 <text:s/></text:p>
          </table:table-cell>
          <table:table-cell table:style-name="ce42" office:value-type="float" office:value="5219.77610111111" calcext:value-type="float">
            <text:p><text:s/>5,220 <text:s/></text:p>
          </table:table-cell>
          <table:table-cell table:style-name="ce42" office:value-type="float" office:value="4342.788" calcext:value-type="float">
            <text:p><text:s/>4,343 <text:s/></text:p>
          </table:table-cell>
          <table:table-cell table:style-name="ce42" office:value-type="float" office:value="199341.987500353" calcext:value-type="float">
            <text:p><text:s/>199,342 <text:s/></text:p>
          </table:table-cell>
          <table:table-cell table:number-columns-repeated="2" table:style-name="ce42" office:value-type="float" office:value="167723.824645438" calcext:value-type="float">
            <text:p><text:s/>167,72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618.1628549153" calcext:value-type="float">
            <text:p><text:s/>31,6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488.06511111111" calcext:value-type="float">
            <text:p><text:s/>1,488 <text:s/></text:p>
          </table:table-cell>
          <table:table-cell table:style-name="ce42" office:value-type="float" office:value="834.183111111111" calcext:value-type="float">
            <text:p><text:s/>834 <text:s/></text:p>
          </table:table-cell>
          <table:table-cell table:style-name="ce42" office:value-type="float" office:value="653.882" calcext:value-type="float">
            <text:p><text:s/>6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58780.945253986" calcext:value-type="float">
            <text:p><text:s/>158,781 <text:s/></text:p>
          </table:table-cell>
          <table:table-cell table:style-name="ce42" office:value-type="float" office:value="8544.84971107556" calcext:value-type="float">
            <text:p><text:s/>8,545 <text:s/></text:p>
          </table:table-cell>
          <table:table-cell table:style-name="ce42" office:value-type="float" office:value="150236.09554291" calcext:value-type="float">
            <text:p><text:s/>150,236 <text:s/></text:p>
          </table:table-cell>
          <table:table-cell table:style-name="ce42" office:value-type="float" office:value="20.2735627312" calcext:value-type="float">
            <text:p><text:s/>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2735627312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97587.5758095411" calcext:value-type="float">
            <text:p><text:s/>97,588 <text:s/></text:p>
          </table:table-cell>
          <table:table-cell table:style-name="ce42" office:value-type="float" office:value="8540.40526663111" calcext:value-type="float">
            <text:p><text:s/>8,540 <text:s/></text:p>
          </table:table-cell>
          <table:table-cell table:style-name="ce42" office:value-type="float" office:value="89047.17054291" calcext:value-type="float">
            <text:p><text:s/>89,047 <text:s/></text:p>
          </table:table-cell>
          <table:table-cell table:style-name="ce42" office:value-type="float" office:value="16.606256224" calcext:value-type="float">
            <text:p><text:s/>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.606256224" calcext:value-type="float">
            <text:p><text:s/>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4850.3019468856" calcext:value-type="float">
            <text:p>( 24,850 <text:s/>)</text:p>
          </table:table-cell>
          <table:table-cell table:style-name="ce45" office:value-type="float" office:value="1320.84971107556" calcext:value-type="float">
            <text:p>( 1,321 <text:s/>)</text:p>
          </table:table-cell>
          <table:table-cell table:style-name="ce45" office:value-type="float" office:value="23529.45223581" calcext:value-type="float">
            <text:p>( 23,529 <text:s/>)</text:p>
          </table:table-cell>
          <table:table-cell table:style-name="ce45" office:value-type="float" office:value="16.606256224" calcext:value-type="float">
            <text:p>( 1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6.606256224" calcext:value-type="float">
            <text:p>( 1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7934.6071959889" calcext:value-type="float">
            <text:p>( 67,935 <text:s/>)</text:p>
          </table:table-cell>
          <table:table-cell table:style-name="ce45" office:value-type="float" office:value="2416.88888888889" calcext:value-type="float">
            <text:p>( 2,417 <text:s/>)</text:p>
          </table:table-cell>
          <table:table-cell table:style-name="ce45" office:value-type="float" office:value="65517.7183071" calcext:value-type="float">
            <text:p>( 65,51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4802.66666666667" calcext:value-type="float">
            <text:p>( 4,80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37.444444444444" calcext:value-type="float">
            <text:p><text:s/>137 <text:s/></text:p>
          </table:table-cell>
          <table:table-cell table:style-name="ce42" office:value-type="float" office:value="4.44444444444444" calcext:value-type="float">
            <text:p><text:s/>4 <text:s/></text:p>
          </table:table-cell>
          <table:table-cell table:style-name="ce42" office:value-type="float" office:value="133" calcext:value-type="float">
            <text:p><text:s/>133 <text:s/></text:p>
          </table:table-cell>
          <table:table-cell table:style-name="ce42" office:value-type="float" office:value="3.6673065072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6673065072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61055.925" calcext:value-type="float">
            <text:p><text:s/>61,0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055.925" calcext:value-type="float">
            <text:p><text:s/>61,0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593.83866666667" calcext:value-type="float">
            <text:p><text:s/>5,594 <text:s/></text:p>
          </table:table-cell>
          <table:table-cell table:style-name="ce42" office:value-type="float" office:value="3219.48266666667" calcext:value-type="float">
            <text:p><text:s/>3,219 <text:s/></text:p>
          </table:table-cell>
          <table:table-cell table:style-name="ce42" office:value-type="float" office:value="2374.356" calcext:value-type="float">
            <text:p><text:s/>2,3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560.67444444444" calcext:value-type="float">
            <text:p><text:s/>3,561 <text:s/></text:p>
          </table:table-cell>
          <table:table-cell table:style-name="ce42" office:value-type="float" office:value="345.308444444444" calcext:value-type="float">
            <text:p><text:s/>345 <text:s/></text:p>
          </table:table-cell>
          <table:table-cell table:style-name="ce42" office:value-type="float" office:value="3215.366" calcext:value-type="float">
            <text:p><text:s/>3,2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3854.5913333333" calcext:value-type="float">
            <text:p><text:s/>13,855 <text:s/></text:p>
          </table:table-cell>
          <table:table-cell table:style-name="ce46" office:value-type="float" office:value="1347.50133333333" calcext:value-type="float">
            <text:p><text:s/>1,348 <text:s/></text:p>
          </table:table-cell>
          <table:table-cell table:style-name="ce46" office:value-type="float" office:value="12507.09" calcext:value-type="float">
            <text:p><text:s/>12,50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32828.540888889" calcext:value-type="float">
            <text:p><text:s/>232,829 <text:s/></text:p>
          </table:table-cell>
          <table:table-cell table:style-name="ce42" office:value-type="float" office:value="173302.168888889" calcext:value-type="float">
            <text:p><text:s/>173,302 <text:s/></text:p>
          </table:table-cell>
          <table:table-cell table:style-name="ce42" office:value-type="float" office:value="59526.372" calcext:value-type="float">
            <text:p><text:s/>59,5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615.394666666667" calcext:value-type="float">
            <text:p><text:s/>615 <text:s/></text:p>
          </table:table-cell>
          <table:table-cell table:style-name="ce42" office:value-type="float" office:value="207.946666666667" calcext:value-type="float">
            <text:p><text:s/>208 <text:s/></text:p>
          </table:table-cell>
          <table:table-cell table:style-name="ce42" office:value-type="float" office:value="407.448" calcext:value-type="float">
            <text:p><text:s/>4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2213.146222222" calcext:value-type="float">
            <text:p><text:s/>232,213 <text:s/></text:p>
          </table:table-cell>
          <table:table-cell table:style-name="ce42" office:value-type="float" office:value="173094.222222222" calcext:value-type="float">
            <text:p><text:s/>173,094 <text:s/></text:p>
          </table:table-cell>
          <table:table-cell table:style-name="ce42" office:value-type="float" office:value="59118.924" calcext:value-type="float">
            <text:p><text:s/>59,1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2306.0625555555" calcext:value-type="float">
            <text:p>( 72,306 <text:s/>)</text:p>
          </table:table-cell>
          <table:table-cell table:style-name="ce45" office:value-type="float" office:value="71843.5555555555" calcext:value-type="float">
            <text:p>( 71,844 <text:s/>)</text:p>
          </table:table-cell>
          <table:table-cell table:style-name="ce45" office:value-type="float" office:value="462.507" calcext:value-type="float">
            <text:p>( 46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4896.8614444444" calcext:value-type="float">
            <text:p>( 54,897 <text:s/>)</text:p>
          </table:table-cell>
          <table:table-cell table:style-name="ce47" office:value-type="float" office:value="35956.4444444444" calcext:value-type="float">
            <text:p>( 35,956 <text:s/>)</text:p>
          </table:table-cell>
          <table:table-cell table:style-name="ce47" office:value-type="float" office:value="18940.417" calcext:value-type="float">
            <text:p>( 18,940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58543.208888889" calcext:value-type="float">
            <text:p><text:s/>258,543 <text:s/></text:p>
          </table:table-cell>
          <table:table-cell table:style-name="ce42" office:value-type="float" office:value="11066.5288888889" calcext:value-type="float">
            <text:p><text:s/>11,067 <text:s/></text:p>
          </table:table-cell>
          <table:table-cell table:style-name="ce42" office:value-type="float" office:value="247476.68" calcext:value-type="float">
            <text:p><text:s/>247,4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34335.512333333" calcext:value-type="float">
            <text:p><text:s/>234,336 <text:s/></text:p>
          </table:table-cell>
          <table:table-cell table:style-name="ce42" office:value-type="float" office:value="5745.46933333333" calcext:value-type="float">
            <text:p><text:s/>5,745 <text:s/></text:p>
          </table:table-cell>
          <table:table-cell table:style-name="ce42" office:value-type="float" office:value="228590.043" calcext:value-type="float">
            <text:p><text:s/>228,5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4207.6965555556" calcext:value-type="float">
            <text:p><text:s/>24,208 <text:s/></text:p>
          </table:table-cell>
          <table:table-cell table:style-name="ce42" office:value-type="float" office:value="5321.05955555556" calcext:value-type="float">
            <text:p><text:s/>5,321 <text:s/></text:p>
          </table:table-cell>
          <table:table-cell table:style-name="ce42" office:value-type="float" office:value="18886.637" calcext:value-type="float">
            <text:p><text:s/>18,8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5429.502" calcext:value-type="float">
            <text:p>( 15,430 <text:s/>)</text:p>
          </table:table-cell>
          <table:table-cell table:style-name="ce45" office:value-type="float" office:value="1141.872" calcext:value-type="float">
            <text:p>( 1,142 <text:s/>)</text:p>
          </table:table-cell>
          <table:table-cell table:style-name="ce45" office:value-type="float" office:value="14287.63" calcext:value-type="float">
            <text:p>( 14,28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1976.0931111111" calcext:value-type="float">
            <text:p><text:s/>31,976 <text:s/></text:p>
          </table:table-cell>
          <table:table-cell table:style-name="ce42" office:value-type="float" office:value="9347.32711111111" calcext:value-type="float">
            <text:p><text:s/>9,347 <text:s/></text:p>
          </table:table-cell>
          <table:table-cell table:style-name="ce42" office:value-type="float" office:value="22628.766" calcext:value-type="float">
            <text:p><text:s/>22,6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882.46644444444" calcext:value-type="float">
            <text:p><text:s/>5,882 <text:s/></text:p>
          </table:table-cell>
          <table:table-cell table:style-name="ce46" office:value-type="float" office:value="4468.98044444444" calcext:value-type="float">
            <text:p><text:s/>4,469 <text:s/></text:p>
          </table:table-cell>
          <table:table-cell table:style-name="ce46" office:value-type="float" office:value="1413.486" calcext:value-type="float">
            <text:p><text:s/>1,41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93374.0495555556" calcext:value-type="float">
            <text:p><text:s/>93,374 <text:s/></text:p>
          </table:table-cell>
          <table:table-cell table:style-name="ce42" office:value-type="float" office:value="76624.8755555556" calcext:value-type="float">
            <text:p><text:s/>76,625 <text:s/></text:p>
          </table:table-cell>
          <table:table-cell table:style-name="ce42" office:value-type="float" office:value="16749.174" calcext:value-type="float">
            <text:p><text:s/>16,7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4650.74833333333" calcext:value-type="float">
            <text:p><text:s/>4,651 <text:s/></text:p>
          </table:table-cell>
          <table:table-cell table:style-name="ce42" office:value-type="float" office:value="2664.43733333333" calcext:value-type="float">
            <text:p><text:s/>2,664 <text:s/></text:p>
          </table:table-cell>
          <table:table-cell table:style-name="ce42" office:value-type="float" office:value="1986.311" calcext:value-type="float">
            <text:p><text:s/>1,9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9728.0722222222" calcext:value-type="float">
            <text:p><text:s/>19,728 <text:s/></text:p>
          </table:table-cell>
          <table:table-cell table:style-name="ce42" office:value-type="float" office:value="13738.7342222222" calcext:value-type="float">
            <text:p><text:s/>13,739 <text:s/></text:p>
          </table:table-cell>
          <table:table-cell table:style-name="ce42" office:value-type="float" office:value="5989.338" calcext:value-type="float">
            <text:p><text:s/>5,9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7068.45888888889" calcext:value-type="float">
            <text:p><text:s/>7,068 <text:s/></text:p>
          </table:table-cell>
          <table:table-cell table:style-name="ce42" office:value-type="float" office:value="440.888888888889" calcext:value-type="float">
            <text:p><text:s/>441 <text:s/></text:p>
          </table:table-cell>
          <table:table-cell table:style-name="ce42" office:value-type="float" office:value="6627.57" calcext:value-type="float">
            <text:p><text:s/>6,6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7051.250650713" calcext:value-type="float">
            <text:p><text:s/>257,051 <text:s/></text:p>
          </table:table-cell>
          <table:table-cell table:style-name="ce42" office:value-type="float" office:value="4112.095095" calcext:value-type="float">
            <text:p><text:s/>4,1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12.095095" calcext:value-type="float">
            <text:p><text:s/>4,112 <text:s/></text:p>
          </table:table-cell>
          <table:table-cell table:style-name="ce42" office:value-type="float" office:value="252939.155555713" calcext:value-type="float">
            <text:p><text:s/>252,9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1116.93766666667" calcext:value-type="float">
            <text:p><text:s/>1,117 <text:s/></text:p>
          </table:table-cell>
          <table:table-cell table:style-name="ce43" office:value-type="float" office:value="474.378666666667" calcext:value-type="float">
            <text:p><text:s/>474 <text:s/></text:p>
          </table:table-cell>
          <table:table-cell table:style-name="ce43" office:value-type="float" office:value="642.559" calcext:value-type="float">
            <text:p><text:s/>64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5486.670111111" calcext:value-type="float">
            <text:p><text:s/>335,487 <text:s/></text:p>
          </table:table-cell>
          <table:table-cell table:style-name="ce42" office:value-type="float" office:value="211347.671111111" calcext:value-type="float">
            <text:p><text:s/>211,348 <text:s/></text:p>
          </table:table-cell>
          <table:table-cell table:style-name="ce42" office:value-type="float" office:value="124138.999" calcext:value-type="float">
            <text:p><text:s/>124,1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93129.177666667" calcext:value-type="float">
            <text:p><text:s/>293,129 <text:s/></text:p>
          </table:table-cell>
          <table:table-cell table:style-name="ce42" office:value-type="float" office:value="178172.994666667" calcext:value-type="float">
            <text:p><text:s/>178,173 <text:s/></text:p>
          </table:table-cell>
          <table:table-cell table:style-name="ce42" office:value-type="float" office:value="114956.183" calcext:value-type="float">
            <text:p><text:s/>114,9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40.035777777778" calcext:value-type="float">
            <text:p><text:s/>540 <text:s/></text:p>
          </table:table-cell>
          <table:table-cell table:style-name="ce42" office:value-type="float" office:value="525.121777777778" calcext:value-type="float">
            <text:p><text:s/>525 <text:s/></text:p>
          </table:table-cell>
          <table:table-cell table:style-name="ce42" office:value-type="float" office:value="14.914" calcext:value-type="float">
            <text:p><text:s/>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5244.0667777778" calcext:value-type="float">
            <text:p><text:s/>25,244 <text:s/></text:p>
          </table:table-cell>
          <table:table-cell table:style-name="ce42" office:value-type="float" office:value="18034.6417777778" calcext:value-type="float">
            <text:p><text:s/>18,035 <text:s/></text:p>
          </table:table-cell>
          <table:table-cell table:style-name="ce42" office:value-type="float" office:value="7209.425" calcext:value-type="float">
            <text:p><text:s/>7,2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2725.6823333333" calcext:value-type="float">
            <text:p><text:s/>12,726 <text:s/></text:p>
          </table:table-cell>
          <table:table-cell table:style-name="ce42" office:value-type="float" office:value="10776.2053333333" calcext:value-type="float">
            <text:p><text:s/>10,776 <text:s/></text:p>
          </table:table-cell>
          <table:table-cell table:style-name="ce42" office:value-type="float" office:value="1949.477" calcext:value-type="float">
            <text:p><text:s/>1,9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847.70755555556" calcext:value-type="float">
            <text:p><text:s/>3,848 <text:s/></text:p>
          </table:table-cell>
          <table:table-cell table:style-name="ce43" office:value-type="float" office:value="3838.70755555556" calcext:value-type="float">
            <text:p><text:s/>3,839 <text:s/></text:p>
          </table:table-cell>
          <table:table-cell table:style-name="ce43" office:value-type="float" office:value="9" calcext:value-type="float">
            <text:p><text:s/>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46857.107" calcext:value-type="float">
            <text:p><text:s/>846,857 <text:s/></text:p>
          </table:table-cell>
          <table:table-cell table:style-name="ce44" office:value-type="float" office:value="728678.928" calcext:value-type="float">
            <text:p><text:s/>728,679 <text:s/></text:p>
          </table:table-cell>
          <table:table-cell table:style-name="ce44" office:value-type="float" office:value="118178.179" calcext:value-type="float">
            <text:p><text:s/>118,17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8915732.047295" calcext:value-type="float">
            <text:p><text:s/>38,915,732 <text:s/></text:p>
          </table:table-cell>
          <table:table-cell table:style-name="ce42" office:value-type="float" office:value="40836.079099" calcext:value-type="float">
            <text:p><text:s/>40,836 <text:s/></text:p>
          </table:table-cell>
          <table:table-cell table:style-name="ce42" office:value-type="float" office:value="38874895.968196" calcext:value-type="float">
            <text:p><text:s/>38,874,896 <text:s/></text:p>
          </table:table-cell>
          <table:table-cell table:style-name="ce42" office:value-type="float" office:value="3377319.645718" calcext:value-type="float">
            <text:p><text:s/>3,377,320 <text:s/></text:p>
          </table:table-cell>
          <table:table-cell table:style-name="ce42" office:value-type="float" office:value="323479.21242" calcext:value-type="float">
            <text:p><text:s/>323,479 <text:s/></text:p>
          </table:table-cell>
          <table:table-cell table:style-name="ce42" office:value-type="float" office:value="262377.21242" calcext:value-type="float">
            <text:p><text:s/>262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102" calcext:value-type="float">
            <text:p><text:s/>61,102 <text:s/></text:p>
          </table:table-cell>
          <table:table-cell table:style-name="ce42" office:value-type="float" office:value="3053840.433298" calcext:value-type="float">
            <text:p><text:s/>3,053,8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8411124.857" calcext:value-type="float">
            <text:p><text:s/>38,411,1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411124.857" calcext:value-type="float">
            <text:p><text:s/>38,411,1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14401" calcext:value-type="float">
            <text:p><text:s/>14,4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217.89933" calcext:value-type="float">
            <text:p><text:s/>85,2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217.89933" calcext:value-type="float">
            <text:p><text:s/>85,2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90206.190295" calcext:value-type="float">
            <text:p><text:s/>490,206 <text:s/></text:p>
          </table:table-cell>
          <table:table-cell table:style-name="ce42" office:value-type="float" office:value="26435.079099" calcext:value-type="float">
            <text:p><text:s/>26,435 <text:s/></text:p>
          </table:table-cell>
          <table:table-cell table:style-name="ce42" office:value-type="float" office:value="463771.111196" calcext:value-type="float">
            <text:p><text:s/>463,771 <text:s/></text:p>
          </table:table-cell>
          <table:table-cell table:style-name="ce42" office:value-type="float" office:value="3292101.746388" calcext:value-type="float">
            <text:p><text:s/>3,292,102 <text:s/></text:p>
          </table:table-cell>
          <table:table-cell table:style-name="ce42" office:value-type="float" office:value="323479.21242" calcext:value-type="float">
            <text:p><text:s/>323,479 <text:s/></text:p>
          </table:table-cell>
          <table:table-cell table:style-name="ce42" office:value-type="float" office:value="262377.21242" calcext:value-type="float">
            <text:p><text:s/>262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102" calcext:value-type="float">
            <text:p><text:s/>61,102 <text:s/></text:p>
          </table:table-cell>
          <table:table-cell table:style-name="ce42" office:value-type="float" office:value="2968622.533968" calcext:value-type="float">
            <text:p><text:s/>2,968,6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930.584763" calcext:value-type="float">
            <text:p><text:s/>132,9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2930.584763" calcext:value-type="float">
            <text:p><text:s/>132,93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2930.584763" calcext:value-type="float">
            <text:p><text:s/>132,93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2930.584763" calcext:value-type="float">
            <text:p><text:s/>132,931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89042.36584" calcext:value-type="float">
            <text:p><text:s/>389,04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91.7333333333333" calcext:value-type="float">
            <text:p><text:s/>92 <text:s/></text:p>
          </table:table-cell>
          <table:table-cell table:style-name="ce41" office:value-type="float" office:value="8724.26292888889" calcext:value-type="float">
            <text:p><text:s/>8,724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574116.9831111" calcext:value-type="float">
            <text:p><text:s/>11,574,1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574116.9831111" calcext:value-type="float">
            <text:p><text:s/>11,574,117 <text:s/></text:p>
          </table:table-cell>
          <table:table-cell table:style-name="ce43" office:value-type="float" office:value="389042.36584" calcext:value-type="float">
            <text:p><text:s/>389,04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1.7333333333333" calcext:value-type="float">
            <text:p><text:s/>92 <text:s/></text:p>
          </table:table-cell>
          <table:table-cell table:style-name="ce43" office:value-type="float" office:value="8724.26292888889" calcext:value-type="float">
            <text:p><text:s/>8,724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5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0.00000000000006" calcext:value-type="float">
            <text:p><text:s/>0 <text:s/></text:p>
          </table:table-cell>
          <table:table-cell table:style-name="ce43" office:value-type="float" office:value="1784.8104599996" calcext:value-type="float">
            <text:p><text:s/>1,7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574116.9831111" calcext:value-type="float">
            <text:p><text:s/>11,574,117 <text:s/></text:p>
          </table:table-cell>
          <table:table-cell table:style-name="ce42" office:value-type="float" office:value="755834.109728889" calcext:value-type="float">
            <text:p><text:s/>755,8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.7333333333333" calcext:value-type="float">
            <text:p><text:s/>92 <text:s/></text:p>
          </table:table-cell>
          <table:table-cell table:style-name="ce42" office:value-type="float" office:value="8724.26292888889" calcext:value-type="float">
            <text:p><text:s/>8,724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574116.9831111" calcext:value-type="float">
            <text:p><text:s/>11,574,117 <text:s/></text:p>
          </table:table-cell>
          <table:table-cell table:style-name="ce42" office:value-type="float" office:value="755834.109728889" calcext:value-type="float">
            <text:p><text:s/>755,8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57.27716222222" calcext:value-type="float">
            <text:p><text:s/>7,357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.7333333333333" calcext:value-type="float">
            <text:p><text:s/>92 <text:s/></text:p>
          </table:table-cell>
          <table:table-cell table:style-name="ce42" office:value-type="float" office:value="1366.98576666667" calcext:value-type="float">
            <text:p><text:s/>1,367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6791.743888889" calcext:value-type="float">
            <text:p><text:s/>366,7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40059.4543822" calcext:value-type="float">
            <text:p><text:s/>21,740,0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6791.743888889" calcext:value-type="float">
            <text:p><text:s/>366,7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40059.4543822" calcext:value-type="float">
            <text:p><text:s/>21,740,0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8209.35187333" calcext:value-type="float">
            <text:p><text:s/>1,868,2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9.439082222222" calcext:value-type="float">
            <text:p><text:s/>2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93.52863333333" calcext:value-type="float">
            <text:p><text:s/>7,8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3482.724524444" calcext:value-type="float">
            <text:p><text:s/>343,4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2233.887382222" calcext:value-type="float">
            <text:p><text:s/>872,2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9422.446666667" calcext:value-type="float">
            <text:p><text:s/>439,4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212.202444444" calcext:value-type="float">
            <text:p><text:s/>146,2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8715.12314" calcext:value-type="float">
            <text:p><text:s/>58,7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63445.05766" calcext:value-type="float">
            <text:p><text:s/>863,4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006620.2343889" calcext:value-type="float">
            <text:p><text:s/>19,006,6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006620.2343889" calcext:value-type="float">
            <text:p><text:s/>19,006,6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62633.9402444" calcext:value-type="float">
            <text:p><text:s/>10,462,6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231.0147777778" calcext:value-type="float">
            <text:p><text:s/>34,2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5507.373293333" calcext:value-type="float">
            <text:p><text:s/>335,5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6949.449724444" calcext:value-type="float">
            <text:p><text:s/>696,9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199.7166711111" calcext:value-type="float">
            <text:p><text:s/>28,2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548.9487711111" calcext:value-type="float">
            <text:p><text:s/>44,5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6627.565262222" calcext:value-type="float">
            <text:p><text:s/>346,6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327.4400622222" calcext:value-type="float">
            <text:p><text:s/>49,3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06854.94163778" calcext:value-type="float">
            <text:p><text:s/>2,506,8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47668.35992" calcext:value-type="float">
            <text:p><text:s/>1,547,6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9655.80699777778" calcext:value-type="float">
            <text:p>( 9,65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79878.81920444" calcext:value-type="float">
            <text:p>( 1,379,87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7710.281228889" calcext:value-type="float">
            <text:p><text:s/>657,7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7135.042406667" calcext:value-type="float">
            <text:p><text:s/>267,1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4341.2580822222" calcext:value-type="float">
            <text:p><text:s/>34,3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0807.128962222" calcext:value-type="float">
            <text:p><text:s/>260,8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747.4973422222" calcext:value-type="float">
            <text:p><text:s/>91,7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02763.453228889" calcext:value-type="float">
            <text:p><text:s/>402,7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9167.486635556" calcext:value-type="float">
            <text:p><text:s/>469,1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2776.074248889" calcext:value-type="float">
            <text:p><text:s/>232,7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6391.412386667" calcext:value-type="float">
            <text:p><text:s/>236,3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9341.1536022222" calcext:value-type="float">
            <text:p>( 39,34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25420.313831111" calcext:value-type="float">
            <text:p>( 125,42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0460.97015333" calcext:value-type="float">
            <text:p><text:s/>1,350,4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5171.84898" calcext:value-type="float">
            <text:p><text:s/>1,245,1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289.121173333" calcext:value-type="float">
            <text:p><text:s/>105,2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5985.5982844444" calcext:value-type="float">
            <text:p>( 55,98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7539.24268" calcext:value-type="float">
            <text:p><text:s/>547,5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54693.186757778" calcext:value-type="float">
            <text:p><text:s/>154,6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38466.52608444" calcext:value-type="float">
            <text:p><text:s/>2,538,4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1745.82912444" calcext:value-type="float">
            <text:p><text:s/>1,711,7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396.705722222" calcext:value-type="float">
            <text:p><text:s/>206,3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217.9180844444" calcext:value-type="float">
            <text:p><text:s/>57,2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425.8756533333" calcext:value-type="float">
            <text:p><text:s/>78,4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9875.313511111" calcext:value-type="float">
            <text:p><text:s/>209,8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826.1852288889" calcext:value-type="float">
            <text:p><text:s/>52,8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872.6019822222" calcext:value-type="float">
            <text:p><text:s/>53,8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953.5698466667" calcext:value-type="float">
            <text:p><text:s/>49,9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19.03213555556" calcext:value-type="float">
            <text:p><text:s/>3,9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7894.684646667" calcext:value-type="float">
            <text:p><text:s/>237,8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812.926306667" calcext:value-type="float">
            <text:p><text:s/>135,8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02081.75834" calcext:value-type="float">
            <text:p><text:s/>102,0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09689.38253556" calcext:value-type="float">
            <text:p><text:s/>4,209,6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4015.884508889" calcext:value-type="float">
            <text:p><text:s/>594,0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9819.485791111" calcext:value-type="float">
            <text:p><text:s/>229,8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395.57722" calcext:value-type="float">
            <text:p><text:s/>91,3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957.4136466667" calcext:value-type="float">
            <text:p><text:s/>64,9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996.226446667" calcext:value-type="float">
            <text:p><text:s/>134,9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564.315577778" calcext:value-type="float">
            <text:p><text:s/>107,5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799.0931488889" calcext:value-type="float">
            <text:p><text:s/>87,7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7332.76572" calcext:value-type="float">
            <text:p><text:s/>767,3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2719.154406667" calcext:value-type="float">
            <text:p><text:s/>482,7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649089.46606889" calcext:value-type="float">
            <text:p><text:s/>1,649,0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042529.62498" calcext:value-type="float">
            <text:p><text:s/>4,042,5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9972008" calcext:value-type="float">
            <text:p><text:s/>39,972,008 <text:s/></text:p>
          </table:table-cell>
          <table:table-cell table:style-name="ce42" office:value-type="float" office:value="7909891.846" calcext:value-type="float">
            <text:p><text:s/>7,909,8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0" calcext:value-type="float">
            <text:p><text:s/>960 <text:s/></text:p>
          </table:table-cell>
          <table:table-cell table:style-name="ce42" office:value-type="float" office:value="91300.426" calcext:value-type="float">
            <text:p><text:s/>91,3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9972008" calcext:value-type="float">
            <text:p><text:s/>39,972,008 <text:s/></text:p>
          </table:table-cell>
          <table:table-cell table:style-name="ce42" office:value-type="float" office:value="7909891.846" calcext:value-type="float">
            <text:p><text:s/>7,909,8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994.761" calcext:value-type="float">
            <text:p><text:s/>76,9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0" calcext:value-type="float">
            <text:p><text:s/>960 <text:s/></text:p>
          </table:table-cell>
          <table:table-cell table:style-name="ce42" office:value-type="float" office:value="14305.665" calcext:value-type="float">
            <text:p><text:s/>14,3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4年(西元200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97504" calcext:value-type="float">
            <text:p><text:s/>97,50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41770.47253894" calcext:value-type="float">
            <text:p><text:s/>2,641,770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438711.207619" calcext:value-type="float">
            <text:p><text:s/>131,438,711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15932.540542" calcext:value-type="float">
            <text:p><text:s/>17,215,933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20229.33333333" calcext:value-type="float">
            <text:p><text:s/>2,720,229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1661.33333333" calcext:value-type="float">
            <text:p><text:s/>2,271,661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0968.90498124" calcext:value-type="float">
            <text:p><text:s/>1,050,969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7504" calcext:value-type="float">
            <text:p><text:s/>97,50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0821689.567968" calcext:value-type="float">
            <text:p><text:s/>110,821,690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50689.1573328" calcext:value-type="float">
            <text:p><text:s/>17,750,689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5" calcext:value-type="float">
            <text:p><text:s/>0 <text:s/></text:p>
          </table:table-cell>
          <table:table-cell table:style-name="ce43" office:value-type="float" office:value="-2023172.97009373" calcext:value-type="float">
            <text:p><text:s/>-2,023,173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811855.625271" calcext:value-type="float">
            <text:p><text:s/>123,811,856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81372.56888889" calcext:value-type="float">
            <text:p><text:s/>4,481,373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32155.99555556" calcext:value-type="float">
            <text:p><text:s/>3,832,156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737604.6357735" calcext:value-type="float">
            <text:p><text:s/>60,737,605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717504.5703824" calcext:value-type="float">
            <text:p><text:s/>43,717,505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8.7191" calcext:value-type="float">
            <text:p><text:s/>1,459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3722.406666667" calcext:value-type="float">
            <text:p><text:s/>673,722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368036.7289044" calcext:value-type="float">
            <text:p><text:s/>10,368,037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5945.70822222" calcext:value-type="float">
            <text:p><text:s/>1,245,946 <text:s/></text:p>
          </table:table-cell>
          <table:table-cell table:style-name="ce42" office:value-type="float" office:value="106484652.174244" calcext:value-type="float">
            <text:p><text:s/>106,484,652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5945.70822222" calcext:value-type="float">
            <text:p><text:s/>1,245,946 <text:s/></text:p>
          </table:table-cell>
          <table:table-cell table:style-name="ce42" office:value-type="float" office:value="90092615.5716787" calcext:value-type="float">
            <text:p><text:s/>90,092,616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392036.6025653" calcext:value-type="float">
            <text:p><text:s/>16,392,037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8614.8402" calcext:value-type="float">
            <text:p><text:s/>338,615 <text:s/></text:p>
          </table:table-cell>
          <table:table-cell table:style-name="ce42" office:value-type="float" office:value="6942536.51864516" calcext:value-type="float">
            <text:p><text:s/>6,942,537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9.43908222222" calcext:value-type="float">
            <text:p><text:s/>1,689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7445.281" calcext:value-type="float">
            <text:p><text:s/>467,445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7333.953" calcext:value-type="float">
            <text:p><text:s/>437,334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20.72863333333" calcext:value-type="float">
            <text:p><text:s/>8,921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8614.8402" calcext:value-type="float">
            <text:p><text:s/>338,615 <text:s/></text:p>
          </table:table-cell>
          <table:table-cell table:style-name="ce42" office:value-type="float" office:value="4490858.23512183" calcext:value-type="float">
            <text:p><text:s/>4,490,858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9490.69716" calcext:value-type="float">
            <text:p><text:s/>889,491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9422.446666667" calcext:value-type="float">
            <text:p><text:s/>439,422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212.202444444" calcext:value-type="float">
            <text:p><text:s/>146,212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1163.5355366667" calcext:value-type="float">
            <text:p><text:s/>61,164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21890.811771111" calcext:value-type="float">
            <text:p><text:s/>921,891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7504" calcext:value-type="float">
            <text:p><text:s/>97,504 <text:s/></text:p>
          </table:table-cell>
          <table:table-cell table:style-name="ce44" office:value-type="float" office:value="907330.868022222" calcext:value-type="float">
            <text:p><text:s/>907,331 <text:s/></text:p>
          </table:table-cell>
          <table:table-cell table:style-name="ce44" office:value-type="float" office:value="69902542.5992849" calcext:value-type="float">
            <text:p><text:s/>69,902,543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7504" calcext:value-type="float">
            <text:p><text:s/>97,504 <text:s/></text:p>
          </table:table-cell>
          <table:table-cell table:style-name="ce44" office:value-type="float" office:value="907330.868022222" calcext:value-type="float">
            <text:p><text:s/>907,331 <text:s/></text:p>
          </table:table-cell>
          <table:table-cell table:style-name="ce44" office:value-type="float" office:value="52339122.5849344" calcext:value-type="float">
            <text:p><text:s/>52,339,123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7330.868022222" calcext:value-type="float">
            <text:p><text:s/>907,331 <text:s/></text:p>
          </table:table-cell>
          <table:table-cell table:style-name="ce42" office:value-type="float" office:value="25068340.5323588" calcext:value-type="float">
            <text:p><text:s/>25,068,341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051.03857" calcext:value-type="float">
            <text:p><text:s/>79,051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371.1515555556" calcext:value-type="float">
            <text:p><text:s/>23,371 <text:s/></text:p>
          </table:table-cell>
          <table:table-cell table:style-name="ce42" office:value-type="float" office:value="774522.282307667" calcext:value-type="float">
            <text:p><text:s/>774,522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891.7125185185" calcext:value-type="float">
            <text:p><text:s/>35,892 <text:s/></text:p>
          </table:table-cell>
          <table:table-cell table:style-name="ce42" office:value-type="float" office:value="1900788.01954739" calcext:value-type="float">
            <text:p><text:s/>1,900,788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345.3036822222" calcext:value-type="float">
            <text:p><text:s/>69,345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839.0314177778" calcext:value-type="float">
            <text:p><text:s/>52,839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03.0683703704" calcext:value-type="float">
            <text:p><text:s/>12,103 <text:s/></text:p>
          </table:table-cell>
          <table:table-cell table:style-name="ce42" office:value-type="float" office:value="1298567.49922661" calcext:value-type="float">
            <text:p><text:s/>1,298,567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739.38664" calcext:value-type="float">
            <text:p><text:s/>60,739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3671.753488889" calcext:value-type="float">
            <text:p><text:s/>833,672 <text:s/></text:p>
          </table:table-cell>
          <table:table-cell table:style-name="ce42" office:value-type="float" office:value="7715786.42175819" calcext:value-type="float">
            <text:p><text:s/>7,715,786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3671.753488889" calcext:value-type="float">
            <text:p><text:s/>833,672 <text:s/></text:p>
          </table:table-cell>
          <table:table-cell table:style-name="ce42" office:value-type="float" office:value="5254595.33072096" calcext:value-type="float">
            <text:p><text:s/>5,254,595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127.72776" calcext:value-type="float">
            <text:p>( 4,128 <text:s/>)</text:p>
          </table:table-cell>
          <table:table-cell table:style-name="ce45" office:value-type="float" office:value="896347.207210691" calcext:value-type="float">
            <text:p>( 896,347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29544.025728889" calcext:value-type="float">
            <text:p>( 829,544 <text:s/>)</text:p>
          </table:table-cell>
          <table:table-cell table:style-name="ce45" office:value-type="float" office:value="4188174.65645916" calcext:value-type="float">
            <text:p>( 4,188,175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939.7333333333" calcext:value-type="float">
            <text:p>( 11,940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7607.29549639" calcext:value-type="float">
            <text:p><text:s/>1,277,607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1391.702988612" calcext:value-type="float">
            <text:p><text:s/>731,392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52192.092552222" calcext:value-type="float">
            <text:p><text:s/>452,192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9962.346197778" calcext:value-type="float">
            <text:p><text:s/>529,962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281.250926667" calcext:value-type="float">
            <text:p><text:s/>135,281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94756.667175556" calcext:value-type="float">
            <text:p><text:s/>494,757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4595.72864889" calcext:value-type="float">
            <text:p><text:s/>3,114,596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2301.16004222" calcext:value-type="float">
            <text:p><text:s/>2,152,301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2294.568606667" calcext:value-type="float">
            <text:p><text:s/>962,295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6549.706217778" calcext:value-type="float">
            <text:p>( 126,550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15398.624898889" calcext:value-type="float">
            <text:p>( 215,399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3.18208888889" calcext:value-type="float">
            <text:p><text:s/>2,293 <text:s/></text:p>
          </table:table-cell>
          <table:table-cell table:style-name="ce42" office:value-type="float" office:value="3771221.99398111" calcext:value-type="float">
            <text:p><text:s/>3,771,222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5.90925333333" calcext:value-type="float">
            <text:p><text:s/>1,376 <text:s/></text:p>
          </table:table-cell>
          <table:table-cell table:style-name="ce42" office:value-type="float" office:value="3526694.59685" calcext:value-type="float">
            <text:p><text:s/>3,526,695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7.272835555556" calcext:value-type="float">
            <text:p><text:s/>917 <text:s/></text:p>
          </table:table-cell>
          <table:table-cell table:style-name="ce42" office:value-type="float" office:value="244527.397131111" calcext:value-type="float">
            <text:p><text:s/>244,527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917.272835555556" calcext:value-type="float">
            <text:p>( 917 <text:s/>)</text:p>
          </table:table-cell>
          <table:table-cell table:style-name="ce45" office:value-type="float" office:value="119367.983153333" calcext:value-type="float">
            <text:p>( 119,368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1367.457144445" calcext:value-type="float">
            <text:p><text:s/>691,367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79103.730788889" calcext:value-type="float">
            <text:p><text:s/>179,104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26880.82310819" calcext:value-type="float">
            <text:p><text:s/>2,926,881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6396.57745778" calcext:value-type="float">
            <text:p><text:s/>1,716,397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064.492463333" calcext:value-type="float">
            <text:p><text:s/>275,064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217.9180844444" calcext:value-type="float">
            <text:p><text:s/>57,218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8274.609982222" calcext:value-type="float">
            <text:p><text:s/>288,275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8768.030828538" calcext:value-type="float">
            <text:p><text:s/>468,768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892.942905556" calcext:value-type="float">
            <text:p><text:s/>156,893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313.5569733333" calcext:value-type="float">
            <text:p><text:s/>27,314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41572.1408956" calcext:value-type="float">
            <text:p><text:s/>13,841,572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925.333333333" calcext:value-type="float">
            <text:p><text:s/>219,925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38978.60558" calcext:value-type="float">
            <text:p><text:s/>13,138,979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269.4365133333" calcext:value-type="float">
            <text:p><text:s/>84,269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19.03213555556" calcext:value-type="float">
            <text:p><text:s/>3,919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4479.733333333" calcext:value-type="float">
            <text:p><text:s/>394,480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7486.66923667" calcext:value-type="float">
            <text:p><text:s/>1,177,487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758.910896667" calcext:value-type="float">
            <text:p><text:s/>140,759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36727.75834" calcext:value-type="float">
            <text:p><text:s/>1,036,728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925.12" calcext:value-type="float">
            <text:p><text:s/>2,9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18909.67722333" calcext:value-type="float">
            <text:p><text:s/>5,818,910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4015.884508889" calcext:value-type="float">
            <text:p><text:s/>594,016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2011.67384" calcext:value-type="float">
            <text:p><text:s/>1,112,012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818.688331111" calcext:value-type="float">
            <text:p><text:s/>100,819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864.9011233333" calcext:value-type="float">
            <text:p><text:s/>74,865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474.65978" calcext:value-type="float">
            <text:p><text:s/>146,475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946.729008889" calcext:value-type="float">
            <text:p><text:s/>115,947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799.0931488889" calcext:value-type="float">
            <text:p><text:s/>87,799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2576.832497778" calcext:value-type="float">
            <text:p><text:s/>792,577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925.12" calcext:value-type="float">
            <text:p><text:s/>2,9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2027.601184445" calcext:value-type="float">
            <text:p><text:s/>982,028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12373.6138" calcext:value-type="float">
            <text:p><text:s/>1,812,374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4578.88" calcext:value-type="float">
            <text:p><text:s/>94,57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432813.56522" calcext:value-type="float">
            <text:p><text:s/>6,432,814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63420.0143506" calcext:value-type="float">
            <text:p><text:s/>17,563,420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63420.0143506" calcext:value-type="float">
            <text:p><text:s/>17,563,420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532272.6278133" calcext:value-type="float">
            <text:p>( 13,532,273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512267.087959" calcext:value-type="float">
            <text:p><text:s/>227,512,267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031021.423" calcext:value-type="float">
            <text:p><text:s/>185,031,021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65.665" calcext:value-type="float">
            <text:p><text:s/>15,266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29758.999999" calcext:value-type="float">
            <text:p><text:s/>2,229,759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36220.99996" calcext:value-type="float">
            <text:p><text:s/>40,236,221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72030.999975" calcext:value-type="float">
            <text:p><text:s/>14,872,031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872030.999975" calcext:value-type="float">
            <text:p><text:s/>14,872,031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